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fo:font-size="14pt" style:font-size-asian="14pt" style:font-size-complex="14pt"/>
    </style:style>
    <style:style style:name="P3" style:parent-style-name="Standard" style:family="paragraph">
      <style:text-properties fo:font-weight="bold" style:font-weight-asian="bold" style:font-weight-complex="bold" fo:font-size="14pt" style:font-size-asian="14pt" style:font-size-complex="14pt"/>
    </style:style>
    <style:style style:name="P4" style:parent-style-name="Standard" style:family="paragraph">
      <style:text-properties fo:font-weight="bold" style:font-weight-asian="bold" style:font-weight-complex="bold" fo:font-size="14pt" style:font-size-asian="14pt" style:font-size-complex="14pt"/>
    </style:style>
    <style:style style:name="P5" style:parent-style-name="Standard" style:family="paragraph">
      <style:text-properties fo:font-weight="bold" style:font-weight-asian="bold" style:font-weight-complex="bold" fo:font-size="14pt" style:font-size-asian="14pt" style:font-size-complex="14pt"/>
    </style:style>
    <style:style style:name="P6" style:parent-style-name="Standard" style:family="paragraph">
      <style:text-properties fo:font-weight="bold" style:font-weight-asian="bold" style:font-weight-complex="bold" fo:font-size="14pt" style:font-size-asian="14pt" style:font-size-complex="14pt"/>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fo:font-size="14pt" style:font-size-asian="14pt" style:font-size-complex="14pt"/>
    </style:style>
    <style:style style:name="P10" style:parent-style-name="Standard" style:family="paragraph">
      <style:text-properties fo:font-weight="bold" style:font-weight-asian="bold" style:font-weight-complex="bold" fo:font-size="14pt" style:font-size-asian="14pt" style:font-size-complex="14pt"/>
    </style:style>
    <style:style style:name="P11" style:parent-style-name="Standard" style:family="paragraph">
      <style:text-properties fo:font-weight="bold" style:font-weight-asian="bold" style:font-weight-complex="bold" fo:font-size="14pt" style:font-size-asian="14pt" style:font-size-complex="14pt"/>
    </style:style>
    <style:style style:name="P12" style:parent-style-name="Standard" style:family="paragraph">
      <style:text-properties fo:font-weight="bold" style:font-weight-asian="bold" style:font-weight-complex="bold" fo:font-size="14pt" style:font-size-asian="14pt" style:font-size-complex="14pt"/>
    </style:style>
    <style:style style:name="P13" style:parent-style-name="Standard" style:family="paragraph">
      <style:text-properties fo:font-weight="bold" style:font-weight-asian="bold" style:font-weight-complex="bold" fo:font-size="14pt" style:font-size-asian="14pt" style:font-size-complex="14pt"/>
    </style:style>
    <style:style style:name="P14" style:parent-style-name="Standard" style:family="paragraph">
      <style:text-properties fo:font-weight="bold" style:font-weight-asian="bold" style:font-weight-complex="bold" fo:font-size="14pt" style:font-size-asian="14pt" style:font-size-complex="14pt"/>
    </style:style>
    <style:style style:name="P15" style:parent-style-name="Standard" style:family="paragraph">
      <style:text-properties fo:font-weight="bold" style:font-weight-asian="bold" style:font-weight-complex="bold" fo:font-size="14pt" style:font-size-asian="14pt" style:font-size-complex="14pt"/>
    </style:style>
    <style:style style:name="P16" style:parent-style-name="Standard" style:family="paragraph">
      <style:text-properties fo:font-weight="bold" style:font-weight-asian="bold" style:font-weight-complex="bold"/>
    </style:style>
    <style:style style:name="TableColumn18" style:family="table-column">
      <style:table-column-properties style:column-width="1.6736in" style:use-optimal-column-width="false"/>
    </style:style>
    <style:style style:name="TableColumn19" style:family="table-column">
      <style:table-column-properties style:column-width="1.6729in" style:use-optimal-column-width="false"/>
    </style:style>
    <style:style style:name="TableColumn20" style:family="table-column">
      <style:table-column-properties style:column-width="1.6729in" style:use-optimal-column-width="false"/>
    </style:style>
    <style:style style:name="TableColumn21" style:family="table-column">
      <style:table-column-properties style:column-width="1.6736in" style:use-optimal-column-width="false"/>
    </style:style>
    <style:style style:name="Table17" style:family="table">
      <style:table-properties style:width="6.693in" fo:margin-left="0in" table:align="left"/>
    </style:style>
    <style:style style:name="TableRow22" style:family="table-row">
      <style:table-row-properties style:use-optimal-row-height="false"/>
    </style:style>
    <style:style style:name="TableCell2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2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5" style:parent-style-name="TableContents" style:family="paragraph">
      <style:text-properties fo:language="en" fo:country="US"/>
    </style:style>
    <style:style style:name="TableCell2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27" style:family="table-cell">
      <style:table-cell-properties fo:border="0.0069in solid #000000" style:writing-mode="lr-tb" fo:padding-top="0.0381in" fo:padding-left="0.0381in" fo:padding-bottom="0.0381in" fo:padding-right="0.0381in"/>
    </style:style>
    <style:style style:name="TableRow28" style:family="table-row">
      <style:table-row-properties style:use-optimal-row-height="false"/>
    </style:style>
    <style:style style:name="TableCell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3" style:family="table-row">
      <style:table-row-properties style:use-optimal-row-height="false"/>
    </style:style>
    <style:style style:name="TableCell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8" style:family="table-row">
      <style:table-row-properties style:use-optimal-row-height="false"/>
    </style:style>
    <style:style style:name="TableCell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43" style:family="table-row">
      <style:table-row-properties style:use-optimal-row-height="false"/>
    </style:style>
    <style:style style:name="TableCell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48" style:family="table-row">
      <style:table-row-properties style:use-optimal-row-height="false"/>
    </style:style>
    <style:style style:name="TableCell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5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53" style:family="table-row">
      <style:table-row-properties style:use-optimal-row-height="false"/>
    </style:style>
    <style:style style:name="TableCell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5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58" style:family="table-row">
      <style:table-row-properties style:use-optimal-row-height="false"/>
    </style:style>
    <style:style style:name="TableCell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6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63" style:family="table-row">
      <style:table-row-properties style:use-optimal-row-height="false"/>
    </style:style>
    <style:style style:name="TableCell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6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68" style:family="table-row">
      <style:table-row-properties style:use-optimal-row-height="false"/>
    </style:style>
    <style:style style:name="TableCell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7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73" style:family="table-row">
      <style:table-row-properties style:use-optimal-row-height="false"/>
    </style:style>
    <style:style style:name="TableCell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7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78" style:family="table-row">
      <style:table-row-properties style:use-optimal-row-height="false"/>
    </style:style>
    <style:style style:name="TableCell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8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83" style:family="table-row">
      <style:table-row-properties style:use-optimal-row-height="false"/>
    </style:style>
    <style:style style:name="TableCell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8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88" style:family="table-row">
      <style:table-row-properties style:use-optimal-row-height="false"/>
    </style:style>
    <style:style style:name="TableCell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9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93" style:family="table-row">
      <style:table-row-properties style:use-optimal-row-height="false"/>
    </style:style>
    <style:style style:name="TableCell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9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98" style:family="table-row">
      <style:table-row-properties style:use-optimal-row-height="false"/>
    </style:style>
    <style:style style:name="TableCell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0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0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03" style:family="table-row">
      <style:table-row-properties style:use-optimal-row-height="false"/>
    </style:style>
    <style:style style:name="TableCell1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0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08" style:family="table-row">
      <style:table-row-properties style:use-optimal-row-height="false"/>
    </style:style>
    <style:style style:name="TableCell1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1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13" style:family="table-row">
      <style:table-row-properties style:use-optimal-row-height="false"/>
    </style:style>
    <style:style style:name="TableCell1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1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18" style:family="table-row">
      <style:table-row-properties style:min-row-height="0.177in" style:use-optimal-row-height="false"/>
    </style:style>
    <style:style style:name="TableCell1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2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23" style:family="table-row">
      <style:table-row-properties style:min-row-height="0.177in" style:use-optimal-row-height="false"/>
    </style:style>
    <style:style style:name="TableCell1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2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28" style:family="table-row">
      <style:table-row-properties style:min-row-height="0.177in" style:use-optimal-row-height="false"/>
    </style:style>
    <style:style style:name="TableCell1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3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33" style:family="table-row">
      <style:table-row-properties style:min-row-height="0.177in" style:use-optimal-row-height="false"/>
    </style:style>
    <style:style style:name="TableCell1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3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38" style:family="table-row">
      <style:table-row-properties style:min-row-height="0.177in" style:use-optimal-row-height="false"/>
    </style:style>
    <style:style style:name="TableCell1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43" style:family="table-row">
      <style:table-row-properties style:min-row-height="0.177in" style:use-optimal-row-height="false"/>
    </style:style>
    <style:style style:name="TableCell1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48" style:family="table-row">
      <style:table-row-properties style:min-row-height="0.177in" style:use-optimal-row-height="false"/>
    </style:style>
    <style:style style:name="TableCell1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office:automatic-styles>
  <office:body>
    <office:text text:use-soft-page-breaks="true">
      <text:p text:style-name="P1">4k3/p5pp/2pp4/P7/8/2K5/4PPP1/8 w - - 0 1 blocked kingneed to :</text:p>
      <text:p text:style-name="Standard"/>
      <text:p text:style-name="Standard">Moves were: g2g4 e8d7 c3d2 d6d5 d2d3 c6c5 e2e4 d5e4 d3e4 d7d6 e4e3 d6c6 g4g5 h7h5 f2f3 h5h4 f3f4 c5c4 e3e4 h4h3 e4d4 h3h2 f4f5 c6d7 d4c4 d7d6 c4d4 h2h1r d4d3 h1g1 d3e3 g1g5 e3e4 g5g1 e4f3 d6e5 a5a6 e5f5 f3e3 g1a1 e3d4 g7g6 d4d3 g6g5 d3c4 a1a5 c4d4 a5a6 d4c3 a6a5 c3d3 f5f6 d3e4 a5a6 e4d5 a6e6 d5c5 e6a6 c5b4 f6f5 b4c3 f5f4 c3b4 g5g4 b4c5 a6a5 c5d6 a5a6 d6c7 a6e6 c7b8 e6b6 b8c8 b6b5 c8c7 b5b6 c7c8 g4g3 c8d8 b6f6 d8c8 f6a6 c8d7 a6a5 d7c8 g3g2 c8b8 a5e5 b8a8 e5e8 a8a7 e8e1 a7b8 g2g1q b8b7 e1e8 b7c7 e8e1 c7c6 e1e5 c6c7 e5e3 c7d7 e3e1 d7d8 e1e6 d8d7 e6e3 d7c8 f4g4 c8d7 g1c1 d7d6 c1d1 d6c7 d1c1 c7d6 c1d1 d6c6 e3c3 c6b5 d1b3 b5a5 b3a2 a5b4 a2b2 b4a4 c3a3</text:p>
      <text:p text:style-name="Standard">alg finished in 128 moves.</text:p>
      <text:p text:style-name="Standard">-100000</text:p>
      <text:p text:style-name="Standard">Evolutionary algorithm done in 104 seconds.</text:p>
      <text:p text:style-name="Standard"/>
      <text:p text:style-name="P2">5k2/p7/1p4pp/2p1p3/2P4P/P4P2/1P2K1P1/8 w - - 0 1: white lead by 0.4</text:p>
      <text:p text:style-name="P3"/>
      <text:p text:style-name="P4"/>
      <text:p text:style-name="P5"/>
      <text:p text:style-name="Standard">Moves were: e2d2 f8e7 d2e1 e7e6 e1e2 e6f6 g2g3 f6f7 e2e1 a7a6 e1d1 b6b5 c4b5 a6b5 d1c2 f7e6 c2d3 e6d6 b2b3 d6c7 d3e3 c7d7 e3d2 d7c7 d2d1 c7d6 g3g4 d6d5 d1d2 e5e4 f3e4 d5e4 a3a4 b5b4 g4g5 h6g5 h4g5 e4d5 d2d3 d5c6 d3c2 c6d6 c2d2 d6e6 d2c2 e6d6 c2d3 d6c6 d3c4 c6d6 c4b5 d6d5 a4a5 d5d4 a5a6 c5c4 a6a7 d4c3 a7a8q c4b3 b5a4 c3d4 a4b3 d4c5 a8e8 c5d6 b3b4 d6c7 e8g6 c7d7 b4b3 d7e7 b3a3 e7d8 a3b3 d8e7 g6f6 e7d7 b3a2 d7c8 f6f7 c8b8 g5g6 b8c8 g6g7 c8d8 g7g8q</text:p>
      <text:p text:style-name="Standard">alg finished in 87 moves.</text:p>
      <text:p text:style-name="Standard">100000</text:p>
      <text:p text:style-name="Standard">Evolutionary algorithm done in 51 seconds.</text:p>
      <text:p text:style-name="P6"/>
      <text:p text:style-name="Standard">Moves were: e2e3 f8f7 e3d3 f7f6 d3e3 f6e7 e3e2 e7e6 g2g3 a7a6 e2d3 b6b5 c4b5 a6b5 b2b3 e6d6 g3g4 g6g5 h4h5 d6c6 d3c3 c6c7 c3b2 c7b6 b2c2 b6c6 c2c3 c6b6 c3b2 b6c6 b2c2 c6b6 c2d2 b6b7 d2e2 b7b6 e2e3 b6c7 e3d3 c7c6 d3e3 c6d5 e3d3 d5c6 d3e4 c6d6 e4d3 d6c6 d3c2 c6b7 c2d2 b7b6 d2e1 b6c7 e1d2 c7d6 d2c3 d6c6 c3d3 c6c7 d3e3 c7c6 e3f2 c6d5 f2e3 d5c6 e3d3 c6c7 d3c2 c7c6 c2d3 c6c7 d3e3 c7c6 e3e2 c6b7 e2e3 b7c6 e3d3 c6c7 d3e3 c7c6</text:p>
      <text:p text:style-name="Standard">alg finished in 82 moves.</text:p>
      <text:p text:style-name="Standard">87</text:p>
      <text:p text:style-name="Standard">Evolutionary algorithm done in 60 seconds.</text:p>
      <text:p text:style-name="Standard"/>
      <text:p text:style-name="Standard">Moves were: e2d3 f8e7 g2g3 h6h5 d3e4 e7e6 e4e3 e6e7 e3d2 e7e6 d2c2 e6f6 c2d3 f6f7 d3c3 f7f6 c3c2 f6f7 c2d3 f7e7 d3c3 e7e6 a3a4 e6e7 a4a5 e7e6 c3b3 e6d7 a5a6 d7c6 b3c3 b6b5 c3d3 b5c4 d3c4 c6d6 c4d3 d6d5 d3e3 d5d6 e3d3 d6e7 d3e2 e7d7 e2e3 d7d6 e3e4 c5c4 g3g4 d6e6 g4h5 g6h5 f3f4 e5f4 e4f4 e6d5 f4g5 d5c5 g5h5 c5b4 h5g6 b4b3 h4h5 b3b2 h5h6 b2b1 h6h7 c4c3 h7h8q c3c2 h8b8 b1a1 b8e5 a1b1 e5c3 b1c1 c3b4 c1d1 g6f7 c2c1r f7e6 c1c8 e6d7 c8h8 b4f4 h8h7 d7c6 h7h8 f4g3 d1c2 g3g4 h8a8 g4g6 c2d1 c6d7 a8f8 g6g4 d1c1 g4b4 f8a8 b4e1 c1b2 d7c7 b2a3 e1c3 a3a2 c3c5 a2b1 c5g1 b1c2 g1d4 a8d8 d4d8 c2c3 c7c6 c3c4 d8d6 c4c3 d6g3 c3c4 g3e3 c4b4 e3d2 b4a4 d2d1 a4a5 d1d4 a5a6 d4a4</text:p>
      <text:p text:style-name="Standard">alg finished in 129 moves.</text:p>
      <text:p text:style-name="Standard">100000</text:p>
      <text:p text:style-name="Standard">Evolutionary algorithm done in 93 seconds.</text:p>
      <text:p text:style-name="Standard"/>
      <text:p text:style-name="Standard"/>
      <text:soft-page-break/>
      <text:p text:style-name="Standard">Moves were: e2d1 f8g7 d1c2 g7f6 c2d3 f6f5 g2g3 f5f6 d3e2 h6h5 e2f2 f6e7 f2e3 e7f6 b2b3 f6f7 e3d3 f7f6 d3c2 f6f5 c2d3 f5e6 d3c3 e6e7 c3c2 e7d7 c2d3 d7e7 d3c3 e7f6 c3d3 f6e7 d3e3 e7f6 e3e2 f6e6 e2d3 e6e7 d3c2 e7e6 c2d3 e6e7 d3e2 e7d6 e2d3 d6e7</text:p>
      <text:p text:style-name="Standard">alg finished in 46 moves.</text:p>
      <text:p text:style-name="Standard">12</text:p>
      <text:p text:style-name="Standard">Evolutionary algorithm done in 43 seconds.</text:p>
      <text:p text:style-name="Standard"/>
      <text:p text:style-name="Standard">Moves were: e2f2 f8e7 f2g1 a7a6 g1f1 a6a5 b2b3 e7f7 f1e2 f7f6 e2e3 f6f5 g2g3 f5e6 g3g4 e6f7 e3d3 f7e7 d3e3 e7f6 e3d3 f6e7 d3e3 e7e6 e3f2 h6h5 g4h5 g6h5 f2e2 e6f5 e2e3 f5e6 e3e4 e6f6 f3f4 e5f4 e4f4 f6e6 f4g5 a5a4 b3a4 e6e5 g5h5 e5d4 h5g6 d4c4 h4h5 c4d3 h5h6 c5c4 h6h7 c4c3 h7h8q d3c4 h8h2 c4d3 h2g1 d3c2 g1b6 c2d3 a4a5 c3c2 b6a6 d3d4 a6c8 d4d5 c8c2 d5d6 c2b1 d6d7 g6f6 d7c8 b1h1 c8d8 a5a6 d8e8 h1d1 e8f8 d1d8</text:p>
      <text:p text:style-name="Standard">alg finished in 79 moves.</text:p>
      <text:p text:style-name="Standard">100000</text:p>
      <text:p text:style-name="Standard">Evolutionary algorithm done in 86 seconds.</text:p>
      <text:p text:style-name="Standard"/>
      <text:p text:style-name="Standard">Moves were: e2f1 f8f7 f1e2 f7f6 e2d2 f6f5 d2e3 f5f6 e3d3 f6f5 d3e3 f5f6 e3d3 f6f5 g2g3 f5f6 d3c2 f6f5 c2d3 f5e6 d3e2 e6f5 e2d3 f5f6 d3c3 f6e6 c3d3 e6f6 d3e2 f6f5 e2e3 f5f6 e3e4 f6e6 e4e3 e6f6 e3d3 f6f5 d3e3 f5f6 e3d3 f6f5 d3e3 f5f6 g3g4 f6e7 e3d3 e7e6 d3e3 e6e7 e3f2 h6h5 f2f1 e7f6 f1e2 f6f7 e2f1 f7f6 f1f2 f6e7 f2g1 e7e6 g1g2 e6f7 g2h2 f7e7 h2g1 e7e6 g1g2 e6f7 g2f1 f7f6 f1g2 f6f7 g2g3 f7f6 g3f2 f6e7 f2e3 e7f7 e3e4 f7e6 g4h5 g6h5 f3f4 e5f4 e4f4 e6f6 a3a4 a7a6 b2b3 a6a5 f4e4 f6e6 e4f4 e6f6 f4e4 f6e6 e4f4 e6f6 f4e4 f6e6 e4f4 e6f6 f4e4 f6e6 e4f4 e6f6</text:p>
      <text:p text:style-name="Standard">alg finished in 108 moves.</text:p>
      <text:p text:style-name="Standard">0</text:p>
      <text:p text:style-name="Standard">Evolutionary algorithm done in 89 seconds.</text:p>
      <text:p text:style-name="Standard"/>
      <text:p text:style-name="Standard">Moves were: e2f2 f8f7 f2e3 f7e7 e3e4 e7e6 g2g3 h6h5 e4d3 e6f6 d3d2 a7a5 a3a4 f6e6 d2c2 e6f7 c2b3 f7f6 b3c3 f6e7 c3d2 e7e8 d2e2 e8f7 e2e1 f7e7 e1f1 e7f7 f1g1 f7e6 g1f2 e6f7 g3g4 f7e6 g4h5 g6h5 f2e2 e6f5 e2e3 f5f6 e3f2 f6g6 f2e2 g6g7 e2d2 g7f8 d2e3 f8f7 e3e4 f7e6 f3f4 e5f4 e4f4 e6f6 b2b3 f6g6 f4e5 g6f7 e5d6 f7g6 d6c7 b6b5 a4b5 g6f5 c7b6 f5g6 b6a5 g6f7 b5b6 f7g8 b6b7 g8h7 b7b8q h7g6 b8c8 g6f6 c8c5 f6f7 c5f5 f7e7 f5b5 e7d6 b5d5 d6c7 b3b4 c7c8 a5b6 c8b8 d5b7</text:p>
      <text:p text:style-name="Standard">alg finished in 89 moves.</text:p>
      <text:p text:style-name="Standard">100000</text:p>
      <text:p text:style-name="Standard">Evolutionary algorithm done in 52 seconds.</text:p>
      <text:p text:style-name="Standard"/>
      <text:p text:style-name="Standard">Moves were: e2d3 f8f7 d3e2 f7f6 e2e3 f6e6 e3d2 e6f6 g2g4 h6h5 d2d3 f6f7 g4h5 g6h5 d3e3 f7f6 e3e4 f6e6 b2b3 e6f6 b3b4 b6b5 c4b5 c5b4 b5b6 a7b6 a3b4 b6b5 f3f4 e5f4 e4f4 f6e6 f4g5 e6e5 g5h5 e5f6 h5g4 f6e5 g4f3 e5d4 f3f4 d4d3 h4h5 d3d4 h5h6 d4d5 h6h7 d5d4 h7h8q d4c4 h8e5 c4b4 e5d5 b4c3 f4e3 c3c2 d5e5 c2b1 e5g3 b1c2 g3h4 c2b3 e3d3 b5b4 h4g3 b3a2 d3c2 a2a1 g3e5 a1a2 e5a5</text:p>
      <text:p text:style-name="Standard">alg finished in 71 moves.</text:p>
      <text:p text:style-name="Standard">100000</text:p>
      <text:p text:style-name="Standard">Evolutionary algorithm done in 41 seconds.</text:p>
      <text:p text:style-name="Standard"/>
      <text:p text:style-name="Standard"/>
      <text:p text:style-name="Standard"/>
      <text:p text:style-name="Standard">Moves were: g2g4 f8f7 e2d2 a7a6 d2e3 f7e7 e3d3 e7d6 d3c3 b6b5 c3b3 h6h5 g4h5 g6h5 b3c3 d6e6 b2b3 e6d6 c4b5 a6b5 c3b2 d6c7 b2c1 c7d6 c1d2 d6d5 d2d3 d5c6 d3d2 c6c7 d2e1 c7d6 e1e2 d6c7 e2e3 c7d6 e3e2 d6d7 e2d1 d7c7 d1c1 c7b7 c1c2 b7c7 c2c1 c7c6 c1c2 c6b6 c2d2 b6c6 d2c3 c6b6 c3c2 b6c6 c2d3 c6d6 d3e4 d6e6 e4e3 e6d6 e3e2 d6d5 e2d3 d5c6 d3c2 c6b7 c2c3 b7b6 c3d3 b6c6 d3e3 c6d6 e3d3 d6c6 d3e3 c6d6 e3d2 d6c7 d2e3 c7d6</text:p>
      <text:p text:style-name="Standard">alg finished in 80 moves.</text:p>
      <text:soft-page-break/>
      <text:p text:style-name="Standard">62</text:p>
      <text:p text:style-name="Standard">Evolutionary algorithm done in 41 seconds.</text:p>
      <text:p text:style-name="Standard"/>
      <text:p text:style-name="Standard">Moves were: e2f1 f8f7 f1e1 a7a5 a3a4 f7f6 e1f2 f6e6 f2e2 e6f6 e2f2 f6e6 g2g3 e6f7 g3g4 f7f6 f2e3 f6e7 e3f2 e7d6 f2g2 h6h5 g2g1 d6e7 g1f2 e7f7 g4h5 g6h5 f2g3 f7e7 g3f2 e7f7 f2e2 f7e6 e2d2 e6f6 b2b3 f6f5 d2e3 f5f6 e3d2 f6e6 d2e2 e6f5 e2e3 f5f6 e3e2 f6f5 e2e3 f5f6 e3e2 f6f5 e2e3 f5f6 e3d2 f6f5 d2e3</text:p>
      <text:p text:style-name="Standard">alg finished in 57 moves.</text:p>
      <text:p text:style-name="Standard">0</text:p>
      <text:p text:style-name="Standard">Evolutionary algorithm done in 35 seconds.</text:p>
      <text:p text:style-name="Standard"/>
      <text:p text:style-name="P7">8/3k3p/8/Pp1pp3/2p5/8/3KPPP1/8 w - - 2 2:</text:p>
      <text:p text:style-name="Standard"/>
      <text:p text:style-name="Standard">Moves were: a5a6 d7c8 e2e3 b5b4 a6a7 c4c3 d2c2 c8b7 f2f4 d5d4 a7a8q b7a8 f4f5 d4e3 f5f6 a8b7 c2d3 b4b3 f6f7 b3b2 f7f8q b2b1q d3e3 b1b5 f8f5 b5b6 e3e2 b6a6 e2f2 a6a2 f2g1 a2d5 g1h1 h7h6 f5f8 d5d4 f8g8 d4h4 h1g1 h4e1 g1h2 e1h4 h2g1 h4d4 g1f1 d4d3 f1e1 d3e4 e1f1 e4d3 f1e1 d3d2 e1f1 d2d1 f1f2 d1d2 f2g1 d2d4 g1h2 e5e4 g8a2 b7b6 a2a1 b6b5 a1b1 b5c4 b1c2 c4d5 c2c1 e4e3 c1b1 d5c4 b1f1 c4b4 h2h1 d4h4 h1g1 h4f2 f1f2 e3f2 g1f2 c3c2 f2e2 b4c3 e2e3 c2c1q e3f3 c3d3 f3g4 d3e4 g4h3 c1h1 h3g4 h1c1 g4g3 e4d3 g3g4 c1e3 g4f5 e3g5 f5e6 g5g2 e6e5 g2g3 e5d5 h6h5 d5c5 g3f2 c5d6 f2g2 d6d7 h5h4 d7c8 d3e2 c8b8 e2d3 b8a7 g2g7 a7a6 g7g5 a6b7 g5g2 b7c7 d3e2 c7c8 g2g8 c8d7 h4h3 d7d6 g8c8 d6e7 h3h2 e7f7 e2f3 f7e7 f3e4 e7d6 c8d8 d6c5 d8c7 c5b4 c7a7 b4c3 a7g7 c3c4 g7d4 c4b5 d4d7 b5c5 d7c7 c5b4 c7d6 b4b3 d6d5 b3b2 d5d2 b2b3 h2h1q b3c4 h1c1 c4b5 c1g1 b5a4 g1a1 a4b5 d2c1 b5b6 a1g7 b6a6 g7f6 a6b7 f6c6 b7b8 c1b2 b8a7 b2b7</text:p>
      <text:p text:style-name="Standard">alg finished in 176 moves.</text:p>
      <text:p text:style-name="Standard">-100000</text:p>
      <text:p text:style-name="Standard">Evolutionary algorithm done in 114 seconds.</text:p>
      <text:p text:style-name="Standard"/>
      <text:p text:style-name="Standard">Moves were: e2e3 e5e4 f2f4 e4f3 g2f3 h7h5 a5a6 d7c6 f3f4 h5h4 f4f5 h4h3 f5f6 h3h2 f6f7 h2h1q f7f8q h1h2 d2c3 h2e5 c3c2 e5e4 c2b2 e4e5 b2b1 e5e4 b1a2 e4c2 a2a1 c2a4 a1b2 a4b3 b2a1 b3d1 a1b2 c6b6 f8d6 b6a5 a6a7 d1b3 b2c1 b3c3 c1d1 c3d3 d1c1 d3c3 c1d1 c3d3 d1e1 d3e3 e1f1 e3c1 f1e2 c1c2 e2f1 c2d1 f1g2 d1e2 g2g1 e2e3 g1f1 e3d3 f1f2 d3d4 f2f3 d4e4 f3f2 e4d4 f2f3 d4e4 f3f2 e4d4 f2f1 d4d3 f1e1 d3c3 e1f1 c3f3 f1g1 f3d1 g1f2 d1c2 f2e1 c2c3 e1e2 c3d3 e2e1 d3b1 e1d2 b1b2 d2e3 b2c3 e3f2 c3c2 f2e1 c2c3 e1e2 c3c2 e2e3 c2c1 e3f3 c1d1 f3e3 d1g1 e3d2 g1d4 d2c1 d4e3 c1c2 e3e2 c2c3 e2d3 c3b2 d3d4 b2c2 d4e4 c2b2 e4d4 b2c1 d4e3 c1d1 e3d3 d1e1 d3c3 e1f2 c3d2 f2f3 d2d3 f3f2 d3c2 f2f3 c2d3 f3f2 d3d2 f2f3 d2d1 f3g3 d1g1 g3f3 g1f1 f3g4 f1g1 g4h4 g1d4 h4h3 d4h8 h3g3 h8g7 g3h3 g7e5 a7a8q</text:p>
      <text:p text:style-name="Standard">alg finished in 151 moves.</text:p>
      <text:p text:style-name="Standard">100000</text:p>
      <text:p text:style-name="Standard">Evolutionary algorithm done in 104 seconds.</text:p>
      <text:p text:style-name="Standard"/>
      <text:p text:style-name="P8">5k2/7p/p1p5/1p3p2/1P6/P1PK4/5PP1/8 w - - 0 1:</text:p>
      <text:p text:style-name="Standard"/>
      <text:p text:style-name="Standard">Moves were: d3d4 f5f4 f2f3 f8e7 d4e4 c6c5 e4f4 e7d6 f4f5 c5c4 f5f6 h7h6 g2g3 d6d5 g3g4 d5c6 f6f5 c6b6 f3f4 a6a5 f5f6 b6b7 f6e5 b7a7 f4f5 a7b7 e5e6 a5a4 e6f6 b7b8 f6e6 b8a7 e6d7 a7b7 f5f6 b7a7 f6f7 a7b7 f7f8q b7a7 d7c7 h6h5 g4h5 a7a6 f8a8</text:p>
      <text:p text:style-name="Standard">alg finished in 45 moves.</text:p>
      <text:p text:style-name="Standard">100000</text:p>
      <text:p text:style-name="Standard">Evolutionary algorithm done in 39 seconds.</text:p>
      <text:p text:style-name="Standard"/>
      <text:p text:style-name="Standard"/>
      <text:p text:style-name="Standard"/>
      <text:soft-page-break/>
      <text:p text:style-name="Standard">Moves were: d3d4 f5f4 d4d3 f4f3 g2g3 f8e7 d3d4 e7f6 d4e3 f6f5 e3f3 f5e5 g3g4 e5f6 f3e2 f6g6 e2e3 g6f6 e3f3 f6g5 f3g3 g5f6 g3f4 f6g6 f4g3 g6f7 g3f3 f7f6 f3f4 f6e6 f4g5 e6d6 f2f3 c6c5 g5h6 d6c6 h6h7 c5b4 c3b4 c6d6 g4g5 d6e5 g5g6 e5d6 g6g7 d6d5 g7g8q d5e5 f3f4 e5f4 h7h6 f4e4 g8g5 a6a5 g5g2 e4f4 b4a5 b5b4 g2d2 f4e5 a5a6 e5f5 a6a7 f5g4 a7a8q b4b3 a8g8 g4f5 g8g6 f5e5 d2d6</text:p>
      <text:p text:style-name="Standard">alg finished in 71 moves.</text:p>
      <text:p text:style-name="Standard">100000</text:p>
      <text:p text:style-name="Standard">Evolutionary algorithm done in 64 seconds.</text:p>
      <text:p text:style-name="Standard"/>
      <text:p text:style-name="P9">8/8/5ppp/2k1p3/7P/2K1PPP1/8/8 w - - 0 1: no advantage 0.0</text:p>
      <text:p text:style-name="P10">5 lost 5 tie</text:p>
      <text:p text:style-name="Standard">Moves were: e3e4 c5b5 g3g4 b5c5 h4h5 g6g5 c3d3 c5b5 d3e3 b5c4 e3e2 c4c3 e2e3 c3c2 e3e2 c2c1 e2e1 c1b2 e1d2 b2b3 d2d3 b3b4 d3c2 b4c4 c2d2 c4b4 d2c2 b4c4 c2d2 c4d4 d2e2 d4c3 e2e3 c3c2 e3e2 c2c3 e2e3 c3b3 e3d3 b3b4 d3c2 b4c4 c2d2 c4d4 d2e2 d4c3 e2e3 c3b2 e3d2 b2b3 d2d3 b3b4 d3e2 b4a3 e2e3 a3b4 e3d3 b4b3 d3d2 b3b2 d2d3 b2c1 d3c4 c1d2 c4d5 d2e3 d5e6 e3f3 e6f5 f3g3 f5f6 g3f4 f6g6 f4g4 g6h6 g4f4 h6g7 g5g4 h5h6 g4g3 h6h7 g3g2 h7h8q g2g1q g7f6 g1g5 f6e6 g5g4 e6f6 g4g5 f6e6 g5g6 e6e7 f4e4 h8h1 e4f4 h1f1 f4g5 f1g2 g5h6 g2h2 g6h5 h2c2 h5h4 e7e6 e5e4 c2c1 h4g5 c1c7 g5g4 e6d5 g4f5 d5d4 f5f3 c7c4 h6g7 c4c2 f3f6 d4d5 e4e3 c2e4 f6c3 e4f3 c3d2 d5c5 d2f2 f3g4 g7h6 g4d4 h6h5 c5b5 f2f3 b5b6 e3e2 d4e5 h5g4 e5g7 g4h3 g7h8 h3g2 b6a7 f3f2 a7b8 f2f4 b8c8 f4c4 c8d8 c4d5 d8c7 d5f7 c7b6 e2e1q h8a8 g2f2 a8a5 e1e6 b6c5 f7e7 c5d4 e6e4 d4c3 e4e1 c3c2 e7e4 c2b3 e1a5 b3b2 e4e2 b2c1 a5e1</text:p>
      <text:p text:style-name="Standard">alg finished in 170 moves.</text:p>
      <text:p text:style-name="Standard">-100000</text:p>
      <text:p text:style-name="Standard">Evolutionary algorithm done in 71 seconds.</text:p>
      <text:p text:style-name="Standard"/>
      <text:p text:style-name="Standard">Moves were: e3e4 c5b5 c3c2 b5b4 c2d2 g6g5 d2d3 h6h5 d3d2 b4b3 d2d1 g5h4 g3h4 b3c3 d1e2 c3c2 e2f1 c2d3 f1f2 d3d2 f2g3 d2e3 g3g2 e3e2 g2g3 e2f1 g3h3 f1f2 h3h2 f2f3 h2h3 f3e4 h3g2 e4e3 g2f1 e3f3 f1e1 f3g3 e1d2 e5e4 d2e3 g3h4 e3f4 e4e3 f4f3 h4h3 f3e3 h3g2 e3e4 g2g3 e4f5 h5h4 f5e4 h4h3 e4f5 g3g2 f5f6 g2h1 f6g6 h1g1 g6f7 g1h2 f7f6 h2h1 f6g5 h1g2 g5f4 h3h2 f4g4 h2h1q g4g5 g2f3 g5f5 h1h6 f5e5 h6f8 e5e6 f3e4 e6d7 f8b8 d7c6 b8c8 c6b5 e4d5 b5b4 c8c4 b4a3 c4a6 a3b2 a6c8 b2b3 c8c4 b3b2 c4b4 b2c2 b4d4 c2b3 d4f2 b3c3 f2f4 c3d3 f4c1 d3e2 c1f4 e2e1 f4c1 e1e2 c1c3 e2f2 d5e4 f2e2 c3f3 e2d2 e4d5 d2c1 d5c4 c1d2 f3f2 d2c1 f2e1 c1c2 c4d4 c2b2 d4c4 b2c2 e1b4 c2d1 b4b2 d1e1 c4d4 e1f1 d4e3 f1g1 e3e4 g1f1 e4e3 f1g1 e3f3 g1f1 b2a1</text:p>
      <text:p text:style-name="Standard">alg finished in 140 moves.</text:p>
      <text:p text:style-name="Standard">-100000</text:p>
      <text:p text:style-name="Standard">Evolutionary algorithm done in 46 seconds.</text:p>
      <text:p text:style-name="Standard"/>
      <text:p text:style-name="Standard">Moves were: e3e4 c5b5 g3g4 b5c5 h4h5 g6g5 c3d3 c5b4 d3d2 b4b3 d2d3 b3b4 d3d2 b4b5 d2d3 b5b4 d3d2 b4b5 d2e2 b5c4 e2d2 c4d4 d2e2 d4c4 e2d2 c4d4 d2e2 d4c3 e2e3 c3c2 e3e2 c2c1 e2e1 c1c2 e1e2 c2c1 e2e1 c1b2 e1d2 b2b1 d2d3 b1c1 d3e3 c1d1 e3d3 d1e1 d3c4 e1e2 c4d5 e2f3 d5e6 f3g4 e6f7 g4f4 f7g6 g5g4 g6h6 g4g3 h6h7 g3g2 h5h6 g2g1q h7h8 f6f5 h6h7 g1h2 e4f5 h2h7 h8h7 f4f5 h7h6 f5g4 h6h7 g4g5 h7h8 g5h6 h8g8 e5e4 g8f7 h6h7 f7f6 e4e3 f6f5 e3e2 f5e6 h7h6 e6d5 h6g5 d5c4 g5h4 c4d4 h4g3 d4c5 g3f4 c5d5 f4e3 d5e5 e3f3 e5d5 f3f4 d5d4 e2e1q d4c4 e1e6 c4d3 e6e1 d3c4 f4e3 c4c5 e1h1 c5d6 e3f4 d6c5 f4e5 c5c4 h1a8 c4b5 a8c8 b5b4 c8c6 b4a3 c6b7 a3a2 b7g2 a2a3 g2a8 a3b4 e5d4 b4b3 a8c8 b3a2 c8h8 a2b3 h8a8 b3b2 a8f8 b2b1 f8b8 b1c2 b8b4 c2c1 b4b8 c1d1 b8b2 d1e1 d4e3 e1f1 b2f2</text:p>
      <text:p text:style-name="Standard">alg finished in 148 moves.</text:p>
      <text:p text:style-name="Standard">-100000</text:p>
      <text:p text:style-name="Standard">Evolutionary algorithm done in 52 seconds.</text:p>
      <text:p text:style-name="Standard"/>
      <text:p text:style-name="Standard"/>
      <text:p text:style-name="Standard"/>
      <text:soft-page-break/>
      <text:p text:style-name="Standard">Moves were: e3e4 c5b5 c3b3 b5c5 b3c3 c5b5 c3c2 g6g5 c2c3 h6h5 c3d2 b5b4 d2c2 b4c4 c2d2 c4b5 d2c2 b5c4 c2d2 c4c5 d2c2 c5d4 c2d2 d4c4 d2e3 g5h4 g3h4 c4c3 e3e2 c3c2 e2e3 c2d1 e3d3 d1e1 d3e3 e1f1 f3f4 f1g2 f4f5 g2g3 e3e2 g3f4 e2d3 f4f3 d3c3 f3e4 c3c2 e4f5 c2d3 f5f4 d3c2 f4e4 c2b2 e4d4 b2a3 f6f5 a3b3 f5f4 b3c2 e5e4 c2c1 e4e3 c1c2 d4c4 c2c1 c4c3 c1d1 f4f3 d1e1 c3d3 e1f1 f3f2 f1g2 d3e2 g2h3 f2f1q h3g3 f1e1 g3f4 e1h4 f4f5 e2d3 f5e6 h4f4 e6d5 f4c4 d5e5 c4e4 e5f6 e4g4 f6e7 e3e2 e7e8 g4g8 e8e7 g8g4 e7e8 e2e1q e8d8 h5h4 d8c7 g4f5 c7d8 f5f8 d8c7 e1e7 c7b6 f8f6 b6a5 e7a3 a5b5 f6a6</text:p>
      <text:p text:style-name="Standard">alg finished in 112 moves.</text:p>
      <text:p text:style-name="Standard">-100000</text:p>
      <text:p text:style-name="Standard">Evolutionary algorithm done in 39 seconds.</text:p>
      <text:p text:style-name="Standard"/>
      <text:p text:style-name="Standard">Moves were: c3d3 c5d5 e3e4 d5c5 d3c3 c5b5 c3d2 b5c4 g3g4 c4d4 d2e2 d4c3 e2e3 c3c2 h4h5 g6h5 g4h5 c2d1 e3f2 d1d2 f2g2 d2c3 g2g3 c3d3 g3g4 d3e2 g4g3 e2e3 g3g4 e3e2 g4f5 e2f3 f5g6 f3e4 g6h6 e4d4 h6g6 e5e4 g6f7 e4e3 h5h6 e3e2 h6h7 e2e1q h7h8q d4c5 h8g8 e1e5 g8a8 e5c7 f7g6 c7g3 g6f6 g3f4 f6g7 f4g5 g7h7 g5h5 h7g8 h5d5 a8d5 c5d5</text:p>
      <text:p text:style-name="Standard">alg finished in 62 moves.</text:p>
      <text:p text:style-name="Standard">1</text:p>
      <text:p text:style-name="Standard">Evolutionary algorithm done in 27 seconds.</text:p>
      <text:p text:style-name="Standard"/>
      <text:p text:style-name="Standard">Moves were: c3d3 c5d5 e3e4 d5c5 d3c3 c5b5 c3d2 b5c4 g3g4 c4d4 d2e2 d4c3 e2e3 c3c2 h4h5 g6h5 g4h5 c2d1 e3f2 d1d2 f2g2 d2c3 g2g3 c3d3 g3g4 d3e2 g4g3 e2e3 g3g4 e3e2 g4f5 e2f3 f5g6 f3e4 g6h6 e4d4 h6g6 e5e4 g6f7 e4e3 h5h6 e3e2 h6h7 e2e1q h7h8q d4c5 h8g8 e1e5 g8a8 e5c7 f7g6 c7g3 g6f6 g3f4 f6g7 f4g5 g7h7 g5h5 h7g8 h5d5 a8d5 c5d5</text:p>
      <text:p text:style-name="Standard">alg finished in 62 moves.</text:p>
      <text:p text:style-name="Standard">1</text:p>
      <text:p text:style-name="Standard">Evolutionary algorithm done in 27 seconds.</text:p>
      <text:p text:style-name="Standard"/>
      <text:p text:style-name="Standard">Moves were: g3g4 c5d5 e3e4 d5c5 h4h5 g6g5 c3d3 c5b5 d3e3 b5c4 e3d2 c4d4 d2e2 d4c4 e2d2 c4d4 d2e2 d4c5 e2e3 c5b4 e3e2 b4c3 e2e3 c3c2 e3e2 c2c3 e2e3 c3b3 e3d3 b3b4 d3d2 b4b5 d2d1 b5c5 d1d2 c5d4 d2e2 d4c5 e2f2 c5d6 f2f1 d6c6 f1e2 c6b5 e2e3 b5b4 e3d2 b4c4 d2e2 c4c5 e2e1 c5b5 e1d1 b5c5 d1e2 c5d4 e2d2 d4c4 d2e2 c4d4 e2d2 d4c4 d2c2 c4d4 c2d2 d4c4 d2c2 c4b4 c2d2 b4c4</text:p>
      <text:p text:style-name="Standard">alg finished in 70 moves.</text:p>
      <text:p text:style-name="Standard">0</text:p>
      <text:p text:style-name="Standard">Evolutionary algorithm done in 26 seconds.</text:p>
      <text:p text:style-name="Standard"/>
      <text:p text:style-name="Standard"/>
      <text:p text:style-name="Standard">Moves were: e3e4 c5b5 g3g4 b5c5 h4h5 g6g5 c3d3 c5b4 d3d2 b4c4 d2e2 c4c3 e2e3 c3c2 e3e2 c2b3 e2d3 b3b4 d3e2 b4a3 e2e3 a3a2 e3e2 a2b1 e2d1 b1b2 d1d2 b2b3 d2d3 b3b4 d3e2 b4c3 e2e3 c3c2 e3e2 c2c1 e2e1 c1b2 e1f2 b2b3 f2e3 b3c3 e3e2 c3c2 e2e3 c2d1 e3d3 d1e1 d3e3 e1f1 e3d3 f1f2 f3f4 g5f4 d3c4 f4f3 c4d3 f2g2 d3c4 g2g3 c4c3 g3f4 c3d3 f4g3 d3e3 g3g2 e3d3 f3f2 d3e3 f2f1r e3e2 f1f4 e2d3 g2f3 d3c4 f3g4 c4b5 g4h5 b5b6 h5g5 b6b5 f4e4 b5c6 g5f4 c6b7 f6f5 b7a6 e4e3 a6a7 e3e1 a7a6 e1e4 a6a7 e4e1 a7b8 e1f1 b8a8 f1f3 a8a7 f3f1 a7b8 f1f3 b8b7 h6h5 b7c8 f3e3 c8d7 e3f3 d7e8 h5h4 e8d8 f3d3 d8c7 d3e3 c7b8 e3f3 b8a8 f3e3 a8b7 e3f3 b7c7 f3e3 c7d6 h4h3 d6c6 h3h2 c6b6 h2h1q b6b5 e5e4 b5c4 h1f1 c4d5 f1h1 d5c6 e3f3 c6d6 f3d3 d6e6 d3f3 e6f7 e4e3 f7g8 h1f1 g8h8 f1h1 h8g7 h1f1 g7f6 f1h1 f6e6 e3e2 e6d7 f3d3 d7e6 d3f3 e6d5 f3d3 d5c4 d3f3 c4c5 h1f1 c5d5 f3d3 d5c5 e2e1q c5b5 d3f3 b5b6 f1d3 b6b7 d3f1 b7b6 f3b3 b6c6 e1e7 c6d5 e7e5 d5c6 f1b5</text:p>
      <text:p text:style-name="Standard">alg finished in 180 moves.</text:p>
      <text:p text:style-name="Standard">-100000</text:p>
      <text:p text:style-name="Standard">Evolutionary algorithm done in 75 seconds.</text:p>
      <text:p text:style-name="Standard"/>
      <text:soft-page-break/>
      <text:p text:style-name="Standard">Moves were: h4h5 g6h5 c3d3 f6f5 e3e4 f5e4 d3e4 c5d6 e4f5 d6d5 f5g6 e5e4 f3e4 d5e4 g6g7 e4f5 g7h6 f5g4 h6g6 g4g3 g6h5</text:p>
      <text:p text:style-name="Standard">alg finished in 21 moves.</text:p>
      <text:p text:style-name="Standard">0</text:p>
      <text:p text:style-name="Standard">Evolutionary algorithm done in 13 seconds.</text:p>
      <text:p text:style-name="P11"/>
      <text:p text:style-name="Standard">Moves were: e3e4 c5b5 c3b3 b5c5 b3c3 c5b5 c3b3 b5c5 b3c3 c5b5 c3d3 b5b4 d3d2 b4b3 d2d3 b3b4 d3e3 g6g5 e3d3 g5h4 g3h4 b4b3 d3d2 b3c4 d2e3 c4b4 h4h5 b4c3 e3e2 c3c4 e2e3 c4c3 e3f2 c3d3 f2g3 d3e3 g3g4 e3e2 g4g3 e2d2 g3h4 d2e2 h4g3 e2d2 g3h2 d2e2 h2g3 e2f1 g3h3 f1e1 h3g4 e1f2 f3f4 f2e3 f4e5 f6e5 g4f5 e3d4 f5f6 d4e4 f6g6 e4f4 g6h6 e5e4 h6g6 e4e3 h5h6 e3e2 h6h7 e2e1q h7h8q e1e4 g6g7 e4d4 g7h7 d4d3 h7h6 d3d6 h6g7 d6d4 g7h7 d4e4 h7g8 e4d5 g8h7 d5h1 h7g7 h1a1 g7g8 a1h8 g8h8</text:p>
      <text:p text:style-name="Standard">alg finished in 91 moves.</text:p>
      <text:p text:style-name="Standard">0</text:p>
      <text:p text:style-name="Standard">Evolutionary algorithm done in 35 seconds.</text:p>
      <text:p text:style-name="Standard"/>
      <text:p text:style-name="Standard">Moves were: c3d3 c5d5 e3e4 d5c5 d3c3 c5b5 g3g4 b5c5 c3d3 c5b4 d3d2 h6h5 g4h5 g6h5 d2e2 b4c3 e2e3 c3c2 e3e2 c2c1 e2e1 c1c2 e1e2 c2c3 e2e3 c3c4 e3d2 c4d4 d2e2 d4c3 e2e3 c3b4 e3d3 b4b3 d3d2 b3b4 d2e2 b4c4 e2d2 c4b4 d2c2 b4c5 c2c3 c5b5 c3d3 b5c5 d3c3 c5b5 c3b3 b5c5 b3c3 c5b5 c3c2 b5b4 c2d2 b4a5 d2e3 a5b5 e3f2 b5c4 f2e2 c4c5 e2d3 c5b5 d3e3 b5c5 e3d3 c5b5 d3e3 b5a5 e3f2 a5b6 f2e3 b6c7 e3f2 c7d6 f2e1 d6c6 e1f2 c6c5 f2f1 c5c4 f1e2 c4b4 e2d3 b4b3 d3d2 b3b4 d2e2 b4c3 e2e3 c3c2 e3e2 c2c3</text:p>
      <text:p text:style-name="Standard">alg finished in 94 moves.</text:p>
      <text:p text:style-name="Standard">0</text:p>
      <text:p text:style-name="Standard">Evolutionary algorithm done in 53 seconds.</text:p>
      <text:p text:style-name="Standard"/>
      <text:p text:style-name="Standard"/>
      <text:p text:style-name="Standard">Moves were: g3g4 c5d5 h4h5 g6g5 c3d2 d5c4 d2c2 c4d5 c2d2 d5d6 d2d3 d6d5 e3e4 d5d6 d3c4 d6c6 c4c3 c6c5 c3d2 c5d4 d2e2 d4c3 e2e3 c3c2 e3e2 c2c3 e2e3 c3c2 e3e2 c2c1 e2e1 c1b2 e1d2 b2b3 d2d3 b3b4 d3c2 b4c4 c2d2 c4d4 d2e2 d4c4 e2d2 c4d4 d2e2 d4c3 e2e3 c3b2 e3d3 b2c1 d3c4 c1d1 c4d5 d1e2 d5e6 e2f3 e6f5 f3g3 f5f6 g3f4 f6g6 f4g4 g6h6 g4f4 h6g7 g5g4 g7f6 g4g3 h5h6 g3g2 h6h7 g2g1q h7h8q g1f2 h8h1 f2b6 f6f7 b6c7 f7e6 c7c6 e6e7 c6c7 e7e6 c7b6 e6d5 b6d4 d5e6 d4c4 e6d7 c4a4 d7e6 a4e8 e6d6 e8d8 d6e6 d8b6 e6d5 b6d4 d5e6 d4b6 e6e7 b6b4 e7f6 b4f8 f6e6 f8e8 e6f6 e8c6 f6f7 c6b7 f7f8 b7c8 f8f7 c8b7 f7e6 b7c6 e6f7 c6b7 f7f8 b7d7 h1b1 d7d6 f8g7 d6e7 g7g8 f4g4 b1f1 e7e6 g8g7 e6d7 g7f6 d7c6 f6e5 c6e8 e5d4 e8d8 d4c5 d8e7 c5b6 e7e4 f1f7 e4b4 b6a6 b4c5 f7f6 g4g3 f6b2 g3f3 b2f6 f3g3 f6h8 g3f2 h8h3 c5c6 a6a7 c6c7 a7a8 c7c6 a8b8 c6b6 b8c8 b6g6 c8d8 g6f7 h3g4 f2e1 g4g3 e1f1 g3g4 f7f8 d8c7 f8c5 c7d7 c5c2 g4f3 c2f2 f3d5 f2f8 d5c4 f1f2</text:p>
      <text:p text:style-name="Standard">alg finished in 180 moves.</text:p>
      <text:p text:style-name="Standard">3</text:p>
      <text:p text:style-name="Standard">Evolutionary algorithm done in 76 seconds.</text:p>
      <text:p text:style-name="Standard"/>
      <text:p text:style-name="P12">5k2/7p/1pp5/p4p2/P7/1PPK4/5PP1/8 w - - 0 1:</text:p>
      <text:p text:style-name="Standard"/>
      <text:p text:style-name="Standard"/>
      <text:p text:style-name="Standard">Moves were: d3d4 f8g7 d4e5 g7g6 f2f4 c6c5 c3c4 g6g7 e5f5 g7f7 g2g4 f7e7 f5g5 b6b5 c4b5 h7h6 g5h6 e7f6 b5b6 c5c4 b6b7 c4b3 b7b8q b3b2 b8b2 f6f7 b2a1 f7e6 h6g6 e6e7 a1e5 e7f8 e5e4 f8g8 e4e8</text:p>
      <text:p text:style-name="Standard">alg finished in 35 moves.</text:p>
      <text:p text:style-name="Standard">100000</text:p>
      <text:p text:style-name="Standard">Evolutionary algorithm done in 35 seconds.</text:p>
      <text:p text:style-name="Standard"/>
      <text:soft-page-break/>
      <text:p text:style-name="Standard">Moves were: d3d4 f8g7 b3b4 f5f4 d4c4 h7h5 c4d4 g7g6 d4e5 f4f3 g2g3 g6g5 e5e4 g5g4 b4a5 b6a5 e4e3 g4h3 e3f3 h3h2 f3f4 h2g2 f4e3 g2h2 e3f4 h2g1 f4e3 g1g2 f2f4 g2h3 f4f5 h3g2 e3e4 g2g3 f5f6 h5h4 f6f7 h4h3 f7f8q g3g2 f8f4 g2h1 f4f2 c6c5 c3c4 h3h2 f2f1</text:p>
      <text:p text:style-name="Standard">alg finished in 47 moves.</text:p>
      <text:p text:style-name="Standard">100000</text:p>
      <text:p text:style-name="Standard">Evolutionary algorithm done in 48 seconds.</text:p>
      <text:p text:style-name="Standard"/>
      <text:p text:style-name="P13">5k2/7p/1pp5/p4p2/P2K4/1PP1PP2/8/8 w - - 0 1 <text:s/></text:p>
      <text:p text:style-name="Standard"/>
      <text:p text:style-name="Standard">Moves were: d4e5 f8e7 e5f5 e7d7 f3f4 d7e7 f5g5 e7f7 g5h6 f7g8 b3b4 b6b5 a4b5 a5a4 b5c6 g8f7 c6c7 f7f6 c7c8q a4a3 c8d7 a3a2 f4f5 a2a1q d7e6</text:p>
      <text:p text:style-name="Standard">alg finished in 25 moves.</text:p>
      <text:p text:style-name="Standard">100000</text:p>
      <text:p text:style-name="Standard">Evolutionary algorithm done in 28 seconds.</text:p>
      <text:p text:style-name="Standard"/>
      <text:p text:style-name="Standard">Moves were: d4e5 b6b5 f3f4 c6c5 a4b5 f8e7 c3c4 h7h5 b5b6 a5a4 b6b7 a4a3 b7b8q e7d7 b8b7 d7d8 b7c6 a3a2 e5d6 h5h4 c6a8</text:p>
      <text:p text:style-name="Standard">alg finished in 21 moves.</text:p>
      <text:p text:style-name="Standard">100000</text:p>
      <text:p text:style-name="Standard">Evolutionary algorithm done in 24 seconds.</text:p>
      <text:p text:style-name="Standard"/>
      <text:p text:style-name="Standard"/>
      <text:p text:style-name="Standard">Moves were: e2d3 f8e7 g2g3 h6h5 d3e4 e7e6 e4e3 e6e7 e3d2 e7e6 d2c2 e6f6 c2d3 f6f7 d3c3 f7f6 c3c2 f6f7 c2d3 f7e7 d3c3 e7e6 a3a4 e6e7 a4a5 e7e6 c3b3 e6d7 a5a6 d7c6 b3c3 b6b5 c3d3 b5c4 d3c4 c6d6 c4d3 d6d5 d3e3 d5d6 e3d3 d6e7 d3e2 e7d7 e2e3 d7d6 e3e4 c5c4 g3g4 d6e6 g4h5 g6h5 f3f4 e5f4 e4f4 e6d5 f4g5 d5c5 g5h5 c5b4 h5g6 b4b3 h4h5 b3b2 h5h6 b2b1 h6h7 c4c3 h7h8q c3c2 h8b8 b1a1 b8e5 a1b1 e5c3 b1c1 c3b4 c1d1 g6f7 c2c1r f7e6 c1c8 e6d7 c8h8 b4f4 h8h7 d7c6 h7h8 f4g3 d1c2 g3g4 h8a8 g4g6 c2d1 c6d7 a8f8 g6g4 d1c1 g4b4 f8a8 b4e1 c1b2 d7c7 b2a3 e1c3 a3a2 c3c5 a2b1 c5g1 b1c2 g1d4 a8d8 d4d8 c2c3 c7c6 c3c4 d8d6 c4c3 d6g3 c3c4 g3e3 c4b4 e3d2 b4a4 d2d1 a4a5 d1d4 a5a6 d4a4</text:p>
      <text:p text:style-name="Standard">alg finished in 129 moves.</text:p>
      <text:p text:style-name="Standard">100000</text:p>
      <text:p text:style-name="Standard"/>
      <text:p text:style-name="Standard">Evolutionary algorithm done in 93 seconds.</text:p>
      <text:p text:style-name="Standard"/>
      <text:p text:style-name="Standard">Moves were: d3d4 f8g7 d4e5 g7g6 f2f4 b6b5 c3c4 b5c4 b3c4 h7h5 e5d6 h5h4 d6e6 c6c5 e6e5 g6h6 e5f5 h6h5 f5e5 h5g4 f4f5 g4g5 f5f6 g5g4 f6f7 g4g5 f7f8q g5h5 f8c8 h5g5 c8a8 g5h5 e5f5 h5h6 a8h8</text:p>
      <text:p text:style-name="Standard">alg finished in 35 moves.</text:p>
      <text:p text:style-name="Standard">100000</text:p>
      <text:p text:style-name="Standard">Evolutionary algorithm done in 19 seconds.</text:p>
      <text:p text:style-name="Standard"/>
      <text:p text:style-name="P14">5k2/8/1pp5/p4p1p/P2K4/1PP1PP2/8/8 w - - 0 1: black lead by 3.5</text:p>
      <text:p text:style-name="P15">as white win/draw 2 out of 10 <text:s/>as black win 10 of 10</text:p>
      <text:p text:style-name="Standard">win in 49 moves</text:p>
      <text:p text:style-name="Standard"/>
      <text:p text:style-name="Standard">d4d3 f8e7 d3e2 e7e6 c3c4 e6f6 e2f1 f6g6 f1e1 g6f6 e1e2 f5f4</text:p>
      <text:p text:style-name="Standard"><text:s/>e3e4 c6c5 e2f2 f6f7 f2e2 f7g6 e2d2 g6g5 <text:s/>d2d1 g5h4 d1e1 h4g e4e5 h5h4 e1f1 b6b5</text:p>
      <text:p text:style-name="Standard">f1g1 b5c4 b3c4 g3h3 e5e6 h3g3 e6e7 h4h3 e7e8q g3h4 e8f7 h4g5</text:p>
      <text:p text:style-name="Standard">g1h1 g5h6 f7e7 h6h5 e7g7 h3h2 h1h2 h5h4 g7g4</text:p>
      <text:p text:style-name="Standard">alg finished in 49 moves.</text:p>
      <text:p text:style-name="Standard">100000</text:p>
      <text:soft-page-break/>
      <text:p text:style-name="Standard">Evolutionary algorithm done in 35 seconds.</text:p>
      <text:p text:style-name="Standard"/>
      <text:p text:style-name="Standard"/>
      <text:p text:style-name="Standard">Moves were: d4d3 f8e7 d3e2 e7d6 c3c4 d6c5 e2d2 h5h4 d2e2 b6b5 a4b5 c6b5 c4b5 c5b5 e2f1 b5b4 f3f4 b4b3 f1g2 a5a4 g2h3 a4a3 h3h4 b3c4 h4g5 c4d5 g5f5 d5d6 f5g6 a3a2 g6f5 d6e7 f5e4 e7d6 f4f5 a2a1q f5f6 a1e5 e4f3 e5f6 f3e4 d6e6 e4d3 e6d5 d3d2 f6c6 d2d3 d5c5 d3e2 c6f6 e3e4 c5d4 e4e5 f6e5 e2f1 e5e4 f1f2 d4e5 f2g1 e4d4 g1h1 d4e4 h1g1 e4e3 g1g2 e3f4 g2h1 f4c1 h1h2 c1c3 h2g2 c3e3 g2h1 e3f3 h1h2 f3f2 h2h1 f2a7 h1g2 e5f4 g2h2 a7f2 h2h1 f2a7 h1h2 a7f2 h2h1 f2e1 h1g2 e1a1 g2f2 a1b2 f2e1 f4e4 e1f1 e4f3 f1e1 b2c1</text:p>
      <text:p text:style-name="Standard">alg finished in 98 moves.</text:p>
      <text:p text:style-name="Standard">-100000</text:p>
      <text:p text:style-name="Standard">Evolutionary algorithm done in 59 seconds.</text:p>
      <text:p text:style-name="Standard"/>
      <text:p text:style-name="Standard"/>
      <text:p text:style-name="Standard">Moves were: d4d3 c6c5 f3f4 c5c4 b3c4 f8e7 c4c5 b6c5 c3c4 e7f6 d3d2 f6g6 d2e2 h5h4 e2f2 g6h5 f2f3 h5g6 f3e2 g6h5 e2f3 h5h6 f3f2 h6h5 f2f3 h5h6 f3e2 h6g6 e2f3 g6h5 e3e4 f5e4 f3e4 h5g6 e4d5 g6f5 d5c5 h4h3 c5b6 h3h2 b6a5 h2h1q a5b6 h1b1 b6c5 f5e6 a4a5 b1a2 f4f5 e6d7 c5d5 a2d2 d5e5 d2c3 e5d5 c3d2 d5e4 d2a5 f5f6 d7d6 c4c5 a5c5 f6f7 c5c4 e4f5 c4f7 f5g5 d6e6 g5h6 e6d6 h6g5 f7g7 g5f4 g7f6 f4g3 f6f8 g3h3 f8f2 h3g4 d6e5 g4h5 f2f7 h5h4 f7f6 h4h5 e5e4 h5g4 e4e5 g4g3 f6f1 g3h2 f1f3 h2g1 e5f6 g1h2 f3f2 h2h1 f2a2 h1g1 a2e2 g1h1 e2f1 h1h2 f1f3 h2g1 f6e5 g1h2 e5f6 h2g1 f6f5 g1h2 f3e2 h2h1 e2f1 h1h2 f1f3 h2g1 f5e5 g1h2 e5f4 h2g1 f3a8 g1f1 a8c6 f1e1 c6c1 e1f2 c1b2 f2e1 b2c1 e1f2 c1b2 f2f1 f4f3 f1g1 b2g2</text:p>
      <text:p text:style-name="Standard">alg finished in 136 moves.</text:p>
      <text:p text:style-name="Standard">-100000</text:p>
      <text:p text:style-name="Standard">Evolutionary algorithm done in 52 seconds.</text:p>
      <text:p text:style-name="Standard"/>
      <text:p text:style-name="Standard">Moves were: d4d3 f8g7 d3d2 g7f6 d2d3 f6e5 c3c4 h5h4 d3e2 e5e6 f3f4 e6d6 e2f3 d6c5 f3f2 c5b4 e3e4 f5e4 f4f5 h4h3 f5f6 e4e3 f2f1 h3h2 f1g2 e3e2 f6f7 e2e1q f7f8q c6c5 g2h2 e1d2 h2h1 d2c1 h1g2 c1c2 g2h1 c2b3 f8c8 b3d1 h1h2 d1d4 c8b8 b4a4 b8b6 d4c4 b6b1 c4b3 b1c1 a4b4 c1h1 b3c3 h2g2 a5a4 g2f2 c3d2 f2g3 d2c3 g3g4 b4a3 h1h2 c3d4 g4g5 d4d5 g5g6 c5c4 h2c7 d5d4 c7e7 a3a2 e7e2 a2b3 e2g2 d4c3 g2c6 c3c2 g6f7 b3b2 f7f8 c4c3 c6f6 b2a2 f6g5 a2b2 g5g7 c2f5 f8g8 f5d5 g8h8 d5h1 h8g8 h1d5 g8h8 a4a3 g7f6 d5a8 h8h7 a8b7 h7h8 b7b8 h8g7 b8b7 g7f8 b7b4 f8g8 b4b8 g8h7 b8b3 h7g6 a3a2 f6f3 a2a1q f3f2 c3c2 f2g2 b3g8 g6f5 g8g2 f5e5 g2e4 e5e4 b2b3 e4f5 b3b4 f5f4 c2c1q f4f3 c1h1 f3e3 h1e1 e3f3 e1h1 f3g4 a1g1 g4f4 g1d4 f4f5 d4g7 f5f4 b4a5 f4e3 g7g5 e3d3 h1f3 d3c2 f3f5 c2b2 f5f2 b2c3 f2f3 c3c2 f3f2 c2b3 f2e3 b3a2 e3c1 a2b3 g5d5</text:p>
      <text:p text:style-name="Standard">alg finished in 158 moves.</text:p>
      <text:p text:style-name="Standard">-100000</text:p>
      <text:p text:style-name="Standard">Evolutionary algorithm done in 72 seconds.</text:p>
      <text:p text:style-name="Standard"/>
      <text:p text:style-name="Standard">Moves were: d4d3 f8e7 d3e2 c6c5 f3f4 c5c4 b3c4 e7d6 e2f2 d6c5 f2f3 h5h4 e3e4 f5e4 f3e4 c5c4 e4e3 c4d5 c3c4 d5e6 e3f2 e6f5 f2f3 h4h3 f3g3 f5e4 g3h3 e4f4 h3h4 f4e3 h4g5 e3e4 g5f6 e4d4 f6e7 d4c4 e7d6 b6b5 a4b5 c4b5 d6c7 a5a4 c7d8 b5c6 d8e7 a4a3 e7e6 c6c7 e6d5 a3a2 d5e5 c7d7 e5d5 d7e7 d5e4 e7d6 e4d4 d6e6 d4c3 a2a1q c3d2 a1e5 d2d3 e5e1 d3c4 e1a1 c4d3 e6e5 d3c4 e5e4 c4b5 a1f6 b5b4 f6a6 b4c5 e4e5 c5b4 a6c6 b4a3 c6a6 a3b3 a6c6 b3a3 c6a6 a3b2 e5d4 b2c2 a6f1 c2d2 f1h1 d2c2 h1b7 c2c1 d4c3 c1d1 b7f3 d1e1 f3f6 e1e2 c3d4 e2d1 f6f1 d1c2 f1g2 c2b3 g2h2 b3b4 h2b2 b4a5 b2b7 a5a4 d4c5 a4a3 b7g2 a3b3 g2d2 b3a3 d2b4 a3a2 b4d2 a2b3 d2b4 b3a2 b4d2 a2a1 d2g2 a1b1 c5d4 b1c1 d4c3 c1b1 g2b2</text:p>
      <text:p text:style-name="Standard">alg finished in 132 moves.</text:p>
      <text:p text:style-name="Standard">-100000</text:p>
      <text:p text:style-name="Standard">Evolutionary algorithm done in 45 seconds.</text:p>
      <text:p text:style-name="Standard"/>
      <text:p text:style-name="Standard"/>
      <text:soft-page-break/>
      <text:p text:style-name="Standard">Moves were: d4d3 f8e7 c3c4 e7d6 d3e2 d6c5 e2d1 h5h4 d1e1 b6b5 a4b5 c6b5 c4b5 c5b5 e1f2 b5b4 f3f4 b4b3 e3e4 b3c4 e4f5 c4d5 f2g2 a5a4 g2h2 d5d6 h2h3 a4a3 h3h4 a3a2 f5f6 d6e6 f4f5 e6f6 h4g4 f6e5 g4f3 e5d6 f3e4 d6c5 f5f6 c5d6 e4f5 d6d7 f5f4 d7e6 f4e4 e6f6 e4d3 a2a1q d3c4 f6e5 c4b3 e5d5 b3b4 a1h8 b4a3 h8e5 a3b3 e5d4 b3c2 d4a1 c2b3 a1h8 b3b4 h8c8 b4b3 d5d4 b3b4 c8b7 b4a3 d4e4 a3a2 e4d5 a2a1 b7b8 a1a2 d5c4 a2a1 b8h8 a1a2 c4c3 a2a1 h8b8 a1a2 b8b2</text:p>
      <text:p text:style-name="Standard">alg finished in 86 moves.</text:p>
      <text:p text:style-name="Standard">-100000</text:p>
      <text:p text:style-name="Standard">Evolutionary algorithm done in 33 seconds.</text:p>
      <text:p text:style-name="Standard"/>
      <text:p text:style-name="Standard">Moves were: d4d3 f8e7 d3e2 e7e6 e2f2 b6b5 f2g3 b5a4 b3a4 e6f6 g3h4 f6g6 h4g3 g6g5 g3h2 g5h6 h2h1 h6g5 h1g2 g5f6 g2h3 c6c5 h3h4 f6g6 h4g3 g6f6 g3h4 f6g6 h4h3 g6f6 h3h4 f6g6 h4h3 g6f6 c3c4 f6e5 h3h4 f5f4 e3e4 e5d4 h4h5 d4c4 h5g6 c4b3 e4e5 c5c4 g6f5 c4c3 e5e6 c3c2 e6e7 c2c1q e7e8q c1d2 f5g4 b3a3 e8e4 d2b4 e4f5 b4a4 f5f6 a3b3 f6d6 b3c3 d6e6 c3d2 e6g8 a4d7 g4f4 d7d4 f4f5 d4c5 f5f4 c5d4 f4f5 a5a4 g8f8 d4d3 f5g5 a4a3 f3f4 d3g3 g5f5 g3d3 f5g4 a3a2 f8h8 d3e2 g4g5 e2g2 g5f5 g2d5 f5g6 d5c6 g6f7 c6d7 f7g6 d7c6 g6f5 c6c5 f5e4 c5c2 e4d5 c2d3 d5e6 d3e4 e6d6 e4d3 d6e7 d3a3 e7f7 a3a7 f7e6 a2a1q h8d8 d2e3 d8e7 a7e7 e6e7 a1a7 e7d6 e3f4 d6e6 a7c5 e6f6 c5a7 f6e6 f4e4 e6f6 a7c5 f6e6 c5a7 e6f6 a7a8 f6e6 a8d8 e6f7 d8h8 f7e7 h8c8 e7f7 c8d7 f7f6 d7d8 f6e6 d8d5 e6f6 d5g8 f6e7 g8g6 e7d8 g6d6 d8c8 d6e7 c8b8 e7g7 b8c8 e4d5 c8d8 d5c6 d8e8 c6c5 e8d8 c5c6 d8e8 c6d5 e8d8 d5c5 d8c8 c5c6 c8b8 g7b7</text:p>
      <text:p text:style-name="Standard">alg finished in 172 moves.</text:p>
      <text:p text:style-name="Standard">-100000</text:p>
      <text:p text:style-name="Standard">Evolutionary algorithm done in 72 seconds.</text:p>
      <text:p text:style-name="Standard"/>
      <text:p text:style-name="Standard"/>
      <text:p text:style-name="Standard">Moves were: d4d3 f8g7 c3c4 g7f6 f3f4 f6e7 d3e2 e7d6 e2d3 h5h4 d3e2 d6c5 e2e1 c5b4 e1f1 h4h3 f1g1 b4c3 g1h2 c3b3 e3e4 f5e4 h2h3 b3c4 h3g3 c4d4 g3g2 e4e3 g2g3 e3e2 g3f2 d4e4 f2e2 e4f4 e2d1 f4e5 d1d2 b6b5 d2c3 b5a4 c3b2 e5e4 b2a3 e4d5 a3a4 c6c5 a4a5 d5c4 a5a4 c4c3 a4a3 c5c4 a3a4 c3d4 a4a3 d4c3 a3a2 c3d2 a2a3 c4c3 a3b4 c3c2 b4c5 d2e3 c5c4 e3d2 c4d4 c2c1q d4e5 d2c3 e5e6 c1b1 e6f6 b1b6 f6e5 b6b4 e5d5 b4b7 d5c5 c3d3 c5d6 d3d4 d6e6 b7c8 e6f6 c8f8 f6e6 f8g7 e6f5 g7e5 f5g4 d4e4 g4h3 e4f3 h3h4 e5h8 h4g5 f3e4 g5g6 h8f8 g6g5 f8h8 g5g6 h8f8 g6h5 e4f5 h5h4 f8b8 h4h3 f5f4 h3h2 f4f3 h2g1 b8b1 g1h2 b1h7 h2g1 h7b1 g1h2 b1h7 h2g1 h7g6 g1h1 g6g2</text:p>
      <text:p text:style-name="Standard">alg finished in 124 moves.</text:p>
      <text:p text:style-name="Standard">-100000</text:p>
      <text:p text:style-name="Standard">Evolutionary algorithm done in 45 seconds.</text:p>
      <text:p text:style-name="Standard"/>
      <text:p text:style-name="Standard">Moves were: d4d3 f8g7 d3e2 g7g6 e2f2 g6g5 b3b4 c6c5 b4c5 b6c5 f2f1 g5h4 f1g2 c5c4 g2h2 h4g5 h2g2 g5h4 g2h2 h4g5 h2h3 h5h4 h3h2 g5h6 h2g2 h6g6 g2h1 g6g5 h1h2 g5g6 h2h3 g6g5 h3h2 g5h6 h2g1 h6g5 g1h2 g5h6 h2g2 h6h5 g2g1 h4h3 g1h1 h5g5 h1g1 g5h5 g1h1 h5g5 h1g1 g5h5 g1h1 h5g5 h1g1 g5h5 g1h1 h5g5 h1g1 g5h5</text:p>
      <text:p text:style-name="Standard">alg finished in 58 moves.</text:p>
      <text:p text:style-name="Standard">0</text:p>
      <text:p text:style-name="Standard">Evolutionary algorithm done in 30 seconds.</text:p>
      <text:p text:style-name="Standard"/>
      <text:p text:style-name="Standard">Moves were: d4d3 f8g8 b3b4 g8f7 b4a5 b6a5 d3d2 f7e6 d2e2 h5h4 e2f2 e6d5 f2e2 d5c4 e3e4 f5e4 f3e4 c4c5 e2e3 h4h3 e3f3 c5d6 f3g4 h3h2 g4f5 h2h1r e4e5 d6d7 e5e6 d7e7 f5g5 e7e6 g5g6 c6c5 g6g7 h1g1 g7h6 e6e5 h6h5 c5c4 h5h4 e5f4 h4h5 g1g3 h5h4 g3g1 h4h3 f4f3 h3h4 f3e2 h4h3 g1g7 h3h4 e2e3 h4h3 g7g5 h3h2 e3f3 h2h1 f3e4 h1h2 g5g7 h2h3 g7g8 h3h4 e4d3 h4h3 d3d2 h3h2 d2c3 h2h3 c3b3 h3h4 b3c3 h4h5 c3d4 h5h6 g8g1 h6h7 d4c3 h7h8 c3b4 h8h7 b4a4 h7h8 a4b3 h8h7 b3a4 h7h8 a4b3 h8h7 b3a3 h7h6 a5a4 h6h5 c4c3 h5h4 a3b2 h4h5 b2a3 h5h4 a3b3 h4h3 g1g3 h3g3 c3c2 g3g4 c2c1q g4f5 a4a3 f5e6 c1c4 e6d6 c4c3 d6e7 c3c7 e7e8 c7g7 e8d8 g7g1 d8c8 g1a7 c8d8 a7g7 d8c8 g7g8 c8d7 b3c4 d7e7 a3a2 e7d6 g8g3 d6e7 g3g5 e7f7 g5g1 f7e6 g1d1 e6f5 d1g1 f5e6 c4b4 e6d5 a2a1q d5e4 g1g3 e4d5 g3g7 d5e4 g7e5 e4d3 a1d1</text:p>
      <text:soft-page-break/>
      <text:p text:style-name="Standard">alg finished in 152 moves.</text:p>
      <text:p text:style-name="Standard">-100000</text:p>
      <text:p text:style-name="Standard">Evolutionary algorithm done in 59 seconds.</text:p>
      <text:p text:style-name="Standard"/>
      <text:p text:style-name="Standard"/>
      <text:p text:style-name="Standard">Moves were: d4d3 f8g7 d3e2 g7f6 e2d1 f6e5 c3c4 e5d6 d1d2 d6c5 d2d3 b6b5 a4b5 c6b5 c4b5 h5h4 b5b6 c5b6 d3e2 b6c5 e2f2 c5b4 f2f1 b4b3 f1g2 b3c4 e3e4 f5e4 f3f4 c4d5 f4f5 a5a4 f5f6 d5e6 g2h2 e6f7 h2g2 e4e3 g2f1 e3e2 f1e1 a4a3 e1e2 f7f6 e2f3 f6e7 f3g4 e7f7 g4h3 a3a2 h3h4 f7e6 h4g3 e6d5 g3f2 d5d6 f2e2 d6c5 e2d3 c5b4 d3e3 b4c3 e3e4 c3d2 e4d4 d2c1 d4c3 c1b1 c3b4 a2a1q b4c5 b1c2 c5d6 a1b1 d6e7 c2d3 e7d7 b1a1 d7e7 a1f1 e7e6 d3e4 e6d6 f1f6 d6c5 f6f1 c5c6 f1f6 c6c5 e4d3 c5d5 f6f5 d5d6 f5g6 d6e5 g6f7 e5d6 d3d4 d6c6 d4c4 c6d6 c4d4 d6c6 f7g7 c6d6 g7e5 d6c6 e5f6 c6b5 d4c3 b5c5 f6e7 c5d5 c3d3 d5c6 d3c4 c6b6 e7f6 b6c7 c4b5 c7b7 b5c5 b7c7 c5d5 c7d7 f6g7 d7d8 d5c6 d8e8 c6b5 e8d8 b5c6 d8e8 c6c5 e8d8 c5b5 d8c8 b5c6 c8b8 g7b7</text:p>
      <text:p text:style-name="Standard">alg finished in 140 moves.</text:p>
      <text:p text:style-name="Standard">-100000</text:p>
      <text:p text:style-name="Standard">Evolutionary algorithm done in 54 seconds.</text:p>
      <text:p text:style-name="Standard"/>
      <text:p text:style-name="P16">Play with Black:</text:p>
      <text:p text:style-name="Standard"/>
      <text:p text:style-name="Standard">FEN representation of the board is 8/4k3/1pp5/p4p1p/P7/1PP1PP2/4K3/8 b - - 0 1</text:p>
      <text:p text:style-name="Standard">Moves were: e7f7 e2f2 f7g7 b3b4 b6b5 b4a5 g7h7 a4b5 f5f4 b5c6 h7g8 c6c7 g8h7 e3f4 h7g7 a5a6 g7h8 c7c8q h8h7 a6a7 h7g7 c8d7 g7h8 a7a8q</text:p>
      <text:p text:style-name="Standard">alg finished in 24 moves.</text:p>
      <text:p text:style-name="Standard">100000</text:p>
      <text:p text:style-name="Standard">Evolutionary algorithm done in 12 seconds.</text:p>
      <text:p text:style-name="Standard"/>
      <text:p text:style-name="Standard">FEN representation of the board is 8/4k3/1pp5/p4p1p/P7/1PP1PP2/4K3/8 b - - 0 1</text:p>
      <text:p text:style-name="Standard">Moves were: e7e8 e2f2 e8f7 b3b4 b6b5 b4a5 f7g7 a4b5 g7h8 b5c6 h8g8 c6c7 g8h7 c7c8q h7h6 c8e6 h6g5 f3f4 g5g4 e6g6 g4h3 g6h5</text:p>
      <text:p text:style-name="Standard">alg finished in 22 moves.</text:p>
      <text:p text:style-name="Standard">100000</text:p>
      <text:p text:style-name="Standard">Evolutionary algorithm done in 19 seconds.</text:p>
      <text:p text:style-name="Standard"/>
      <text:p text:style-name="Standard">FEN representation of the board is 8/4k3/1pp5/p4p1p/P7/1PP1PP2/4K3/8 b - - 0 1</text:p>
      <text:p text:style-name="Standard">Moves were: c6c5 c3c4 b6b5 c4b5 e7f8 b5b6 c5c4 b3c4 f8f7 b6b7 f7g6 c4c5 g6g5 c5c6 g5g6 c6c7 g6h7 b7b8q h7g7 c7c8q g7h6 c8h8 h6g6 b8g8</text:p>
      <text:p text:style-name="Standard">alg finished in 24 moves.</text:p>
      <text:p text:style-name="Standard">100000</text:p>
      <text:p text:style-name="Standard">Evolutionary algorithm done in 11 seconds.</text:p>
      <text:p text:style-name="Standard"/>
      <text:p text:style-name="Standard">FEN representation of the board is 8/4k3/1pp5/p4p1p/P7/1PP1PP2/4K3/8 b - - 0 1</text:p>
      <text:p text:style-name="Standard">Moves were: e7f6 e2f2 f6g7 b3b4 b6b5 b4a5 g7h8 a4b5 h8h7 b5c6 h7h6 c6c7 h6g5 a5a6 g5h4 c7c8q h4h3 c8c4 f5f4 c4f4 h5h4 f4g4 h3h2 g4h4</text:p>
      <text:p text:style-name="Standard">alg finished in 24 moves.</text:p>
      <text:p text:style-name="Standard">100000</text:p>
      <text:p text:style-name="Standard">Evolutionary algorithm done in 11 seconds.</text:p>
      <text:p text:style-name="Standard"/>
      <text:p text:style-name="Standard">FEN representation of the board is 8/4k3/1pp5/p4p1p/P7/1PP1PP2/4K3/8 b - - 0 1</text:p>
      <text:p text:style-name="Standard">Moves were: e7f7 e2f2 f7g8 f2g3 h5h4 g3h4 b6b5 h4g5 b5b4 c3b4 c6c5 b4c5 g8h8 g5g6 h8g8 c5c6 g8h8 c6c7 f5f4 c7c8q</text:p>
      <text:p text:style-name="Standard">alg finished in 20 moves.</text:p>
      <text:p text:style-name="Standard">100000</text:p>
      <text:soft-page-break/>
      <text:p text:style-name="Standard">Evolutionary algorithm done in 14 seconds.</text:p>
      <text:p text:style-name="Standard"/>
      <text:p text:style-name="Standard"/>
      <text:p text:style-name="Standard">FEN representation of the board is 8/4k3/1pp5/p4p1p/P7/1PP1PP2/4K3/8 b - - 0 1</text:p>
      <text:p text:style-name="Standard">Moves were: e7f7 e2f2 f7g7 b3b4 b6b5 b4a5 g7h8 a4b5 f5f4 b5c6 h8g7 c6c7 g7f6 e3f4 f6e6 c7c8q e6d5 a5a6 h5h4 a6a7 d5d6 a7a8q d6e7 c8f8 e7e6 a8c6</text:p>
      <text:p text:style-name="Standard">alg finished in 26 moves.</text:p>
      <text:p text:style-name="Standard">100000</text:p>
      <text:p text:style-name="Standard">Evolutionary algorithm done in 12 seconds.</text:p>
      <text:p text:style-name="Standard"/>
      <text:p text:style-name="Standard">FEN representation of the board is 8/4k3/1pp5/p4p1p/P7/1PP1PP2/4K3/8 b - - 0 1</text:p>
      <text:p text:style-name="Standard">Moves were: e7f6 e2f2 f6g7 b3b4 b6b5 b4a5 g7h8 a4b5 f5f4 b5c6 f4e3 f2e3 h8h7 c6c7 h7g8 c7c8q g8h7 a5a6 h5h4 a6a7 h7g6 a7a8q g6h7 c8f5 h7g7 a8f8</text:p>
      <text:p text:style-name="Standard">alg finished in 26 moves.</text:p>
      <text:p text:style-name="Standard">100000</text:p>
      <text:p text:style-name="Standard">Evolutionary algorithm done in 11 seconds.</text:p>
      <text:p text:style-name="Standard"/>
      <text:p text:style-name="Standard">FEN representation of the board is 8/4k3/1pp5/p4p1p/P7/1PP1PP2/4K3/8 b - - 0 1</text:p>
      <text:p text:style-name="Standard">Moves were: b6b5 e2f2 b5b4 c3b4 e7d7 b4a5 d7e8 a5a6 e8e7 a4a5 e7f8 a6a7 f8e7 a5a6 e7f6 a7a8q f6e5 a8c6 h5h4 f3f4</text:p>
      <text:p text:style-name="Standard">alg finished in 20 moves.</text:p>
      <text:p text:style-name="Standard">100000</text:p>
      <text:p text:style-name="Standard">Evolutionary algorithm done in 12 seconds.</text:p>
      <text:p text:style-name="Standard"/>
      <text:p text:style-name="Standard">FEN representation of the board is 8/4k3/1pp5/p4p1p/P7/1PP1PP2/4K3/8 b - - 0 1</text:p>
      <text:p text:style-name="Standard">Moves were: c6c5 c3c4 b6b5 c4b5 e7f6 b5b6 f5f4 b6b7 f6g5 e3f4 g5h4 e2f2 h4h3 f4f5 h3h2 b7b8q h2h3 b8g3</text:p>
      <text:p text:style-name="Standard">alg finished in 18 moves.</text:p>
      <text:p text:style-name="Standard">100000</text:p>
      <text:p text:style-name="Standard">Evolutionary algorithm done in 11 seconds.</text:p>
      <text:p text:style-name="Standard"/>
      <text:p text:style-name="Standard"/>
      <text:p text:style-name="Standard"/>
      <table:table table:style-name="Table17">
        <table:table-columns>
          <table:table-column table:style-name="TableColumn18"/>
          <table:table-column table:style-name="TableColumn19"/>
          <table:table-column table:style-name="TableColumn20"/>
          <table:table-column table:style-name="TableColumn21"/>
        </table:table-columns>
        <table:table-row table:style-name="TableRow22">
          <table:table-cell table:style-name="TableCell23">
            <text:p text:style-name="Standard">Our moves</text:p>
          </table:table-cell>
          <table:table-cell table:style-name="TableCell24">
            <text:p text:style-name="P25">Score after move</text:p>
          </table:table-cell>
          <table:table-cell table:style-name="TableCell26">
            <text:p text:style-name="TableContents">(suggested,eq to suggested)</text:p>
          </table:table-cell>
          <table:table-cell table:style-name="TableCell27">
            <text:p text:style-name="Standard"/>
          </table:table-cell>
        </table:table-row>
        <table:table-row table:style-name="TableRow28">
          <table:table-cell table:style-name="TableCell29">
            <text:p text:style-name="Standard">d4d3</text:p>
          </table:table-cell>
          <table:table-cell table:style-name="TableCell30">
            <text:p text:style-name="TableContents">-1</text:p>
          </table:table-cell>
          <table:table-cell table:style-name="TableCell31">
            <text:p text:style-name="TableContents">(1,0)</text:p>
          </table:table-cell>
          <table:table-cell table:style-name="TableCell32">
            <text:p text:style-name="Standard"/>
          </table:table-cell>
        </table:table-row>
        <table:table-row table:style-name="TableRow33">
          <table:table-cell table:style-name="TableCell34">
            <text:p text:style-name="TableContents">d3e2</text:p>
          </table:table-cell>
          <table:table-cell table:style-name="TableCell35">
            <text:p text:style-name="TableContents">-0.6</text:p>
          </table:table-cell>
          <table:table-cell table:style-name="TableCell36">
            <text:p text:style-name="TableContents">(1,0)</text:p>
          </table:table-cell>
          <table:table-cell table:style-name="TableCell37">
            <text:p text:style-name="Standard"/>
          </table:table-cell>
        </table:table-row>
        <table:table-row table:style-name="TableRow38">
          <table:table-cell table:style-name="TableCell39">
            <text:p text:style-name="Standard">c3c4</text:p>
          </table:table-cell>
          <table:table-cell table:style-name="TableCell40">
            <text:p text:style-name="TableContents">0</text:p>
          </table:table-cell>
          <table:table-cell table:style-name="TableCell41">
            <text:p text:style-name="TableContents">(1,1)</text:p>
          </table:table-cell>
          <table:table-cell table:style-name="TableCell42">
            <text:p text:style-name="Standard"/>
          </table:table-cell>
        </table:table-row>
        <table:table-row table:style-name="TableRow43">
          <table:table-cell table:style-name="TableCell44">
            <text:p text:style-name="Standard">e2f1</text:p>
          </table:table-cell>
          <table:table-cell table:style-name="TableCell45">
            <text:p text:style-name="TableContents">0</text:p>
          </table:table-cell>
          <table:table-cell table:style-name="TableCell46">
            <text:p text:style-name="TableContents">(1,1)</text:p>
          </table:table-cell>
          <table:table-cell table:style-name="TableCell47">
            <text:p text:style-name="Standard"/>
          </table:table-cell>
        </table:table-row>
        <table:table-row table:style-name="TableRow48">
          <table:table-cell table:style-name="TableCell49">
            <text:p text:style-name="Standard">f1e1</text:p>
          </table:table-cell>
          <table:table-cell table:style-name="TableCell50">
            <text:p text:style-name="TableContents">0</text:p>
          </table:table-cell>
          <table:table-cell table:style-name="TableCell51">
            <text:p text:style-name="TableContents">(0,1)</text:p>
          </table:table-cell>
          <table:table-cell table:style-name="TableCell52">
            <text:p text:style-name="Standard"/>
          </table:table-cell>
        </table:table-row>
        <table:table-row table:style-name="TableRow53">
          <table:table-cell table:style-name="TableCell54">
            <text:p text:style-name="Standard">e1e2</text:p>
          </table:table-cell>
          <table:table-cell table:style-name="TableCell55">
            <text:p text:style-name="TableContents">0</text:p>
          </table:table-cell>
          <table:table-cell table:style-name="TableCell56">
            <text:p text:style-name="TableContents">(1,1)</text:p>
          </table:table-cell>
          <table:table-cell table:style-name="TableCell57">
            <text:p text:style-name="Standard"/>
          </table:table-cell>
        </table:table-row>
        <table:table-row table:style-name="TableRow58">
          <table:table-cell table:style-name="TableCell59">
            <text:p text:style-name="Standard">e3e4</text:p>
          </table:table-cell>
          <table:table-cell table:style-name="TableCell60">
            <text:p text:style-name="TableContents">0</text:p>
          </table:table-cell>
          <table:table-cell table:style-name="TableCell61">
            <text:p text:style-name="TableContents">(1,1)</text:p>
          </table:table-cell>
          <table:table-cell table:style-name="TableCell62">
            <text:p text:style-name="Standard"/>
          </table:table-cell>
        </table:table-row>
        <table:table-row table:style-name="TableRow63">
          <table:table-cell table:style-name="TableCell64">
            <text:p text:style-name="Standard">e2f2</text:p>
          </table:table-cell>
          <table:table-cell table:style-name="TableCell65">
            <text:p text:style-name="TableContents">0</text:p>
          </table:table-cell>
          <table:table-cell table:style-name="TableCell66">
            <text:p text:style-name="TableContents">(0,1)</text:p>
          </table:table-cell>
          <table:table-cell table:style-name="TableCell67">
            <text:p text:style-name="Standard"/>
          </table:table-cell>
        </table:table-row>
        <table:table-row table:style-name="TableRow68">
          <table:table-cell table:style-name="TableCell69">
            <text:p text:style-name="Standard">f2e2</text:p>
          </table:table-cell>
          <table:table-cell table:style-name="TableCell70">
            <text:p text:style-name="TableContents">0</text:p>
          </table:table-cell>
          <table:table-cell table:style-name="TableCell71">
            <text:p text:style-name="TableContents">(0,1)</text:p>
          </table:table-cell>
          <table:table-cell table:style-name="TableCell72">
            <text:p text:style-name="Standard"/>
          </table:table-cell>
        </table:table-row>
        <table:table-row table:style-name="TableRow73">
          <table:table-cell table:style-name="TableCell74">
            <text:p text:style-name="Standard">e2d2</text:p>
          </table:table-cell>
          <table:table-cell table:style-name="TableCell75">
            <text:p text:style-name="TableContents">0</text:p>
          </table:table-cell>
          <table:table-cell table:style-name="TableCell76">
            <text:p text:style-name="TableContents">(0,1)</text:p>
          </table:table-cell>
          <table:table-cell table:style-name="TableCell77">
            <text:p text:style-name="TableContents"/>
          </table:table-cell>
        </table:table-row>
        <table:table-row table:style-name="TableRow78">
          <table:table-cell table:style-name="TableCell79">
            <text:p text:style-name="Standard">d2d1</text:p>
          </table:table-cell>
          <table:table-cell table:style-name="TableCell80">
            <text:p text:style-name="TableContents">0</text:p>
          </table:table-cell>
          <table:table-cell table:style-name="TableCell81">
            <text:p text:style-name="TableContents">(0,1)</text:p>
          </table:table-cell>
          <table:table-cell table:style-name="TableCell82">
            <text:p text:style-name="Standard"/>
          </table:table-cell>
        </table:table-row>
        <table:table-row table:style-name="TableRow83">
          <table:table-cell table:style-name="TableCell84">
            <text:p text:style-name="Standard">d1e1</text:p>
          </table:table-cell>
          <table:table-cell table:style-name="TableCell85">
            <text:p text:style-name="TableContents">0</text:p>
          </table:table-cell>
          <table:table-cell table:style-name="TableCell86">
            <text:p text:style-name="TableContents">(0,1)</text:p>
          </table:table-cell>
          <table:table-cell table:style-name="TableCell87">
            <text:p text:style-name="Standard"/>
          </table:table-cell>
        </table:table-row>
        <text:soft-page-break/>
        <table:table-row table:style-name="TableRow88">
          <table:table-cell table:style-name="TableCell89">
            <text:p text:style-name="Standard">e4e5</text:p>
          </table:table-cell>
          <table:table-cell table:style-name="TableCell90">
            <text:p text:style-name="TableContents">0</text:p>
          </table:table-cell>
          <table:table-cell table:style-name="TableCell91">
            <text:p text:style-name="TableContents">(1,1)</text:p>
          </table:table-cell>
          <table:table-cell table:style-name="TableCell92">
            <text:p text:style-name="Standard"/>
          </table:table-cell>
        </table:table-row>
        <table:table-row table:style-name="TableRow93">
          <table:table-cell table:style-name="TableCell94">
            <text:p text:style-name="Standard">e1f1</text:p>
          </table:table-cell>
          <table:table-cell table:style-name="TableCell95">
            <text:p text:style-name="TableContents">-0.2</text:p>
          </table:table-cell>
          <table:table-cell table:style-name="TableCell96">
            <text:p text:style-name="TableContents">(0,0)</text:p>
          </table:table-cell>
          <table:table-cell table:style-name="TableCell97">
            <text:p text:style-name="Standard"/>
          </table:table-cell>
        </table:table-row>
        <table:table-row table:style-name="TableRow98">
          <table:table-cell table:style-name="TableCell99">
            <text:p text:style-name="Standard">f1g1</text:p>
          </table:table-cell>
          <table:table-cell table:style-name="TableCell100">
            <text:p text:style-name="Standard">-20</text:p>
          </table:table-cell>
          <table:table-cell table:style-name="TableCell101">
            <text:p text:style-name="TableContents">(0,0)</text:p>
          </table:table-cell>
          <table:table-cell table:style-name="TableCell102">
            <text:p text:style-name="Standard"/>
          </table:table-cell>
        </table:table-row>
        <table:table-row table:style-name="TableRow103">
          <table:table-cell table:style-name="TableCell104">
            <text:p text:style-name="Standard">b3c4</text:p>
          </table:table-cell>
          <table:table-cell table:style-name="TableCell105">
            <text:p text:style-name="TableContents">+9</text:p>
          </table:table-cell>
          <table:table-cell table:style-name="TableCell106">
            <text:p text:style-name="TableContents">(1,1)</text:p>
          </table:table-cell>
          <table:table-cell table:style-name="TableCell107">
            <text:p text:style-name="Standard"/>
          </table:table-cell>
        </table:table-row>
        <table:table-row table:style-name="TableRow108">
          <table:table-cell table:style-name="TableCell109">
            <text:p text:style-name="Standard">e5e6</text:p>
          </table:table-cell>
          <table:table-cell table:style-name="TableCell110">
            <text:p text:style-name="TableContents">-3</text:p>
          </table:table-cell>
          <table:table-cell table:style-name="TableCell111">
            <text:p text:style-name="TableContents">(0,0)</text:p>
          </table:table-cell>
          <table:table-cell table:style-name="TableCell112">
            <text:p text:style-name="Standard"/>
          </table:table-cell>
        </table:table-row>
        <table:table-row table:style-name="TableRow113">
          <table:table-cell table:style-name="TableCell114">
            <text:p text:style-name="Standard">e6e7</text:p>
          </table:table-cell>
          <table:table-cell table:style-name="TableCell115">
            <text:p text:style-name="TableContents">0</text:p>
          </table:table-cell>
          <table:table-cell table:style-name="TableCell116">
            <text:p text:style-name="TableContents">(1,1)</text:p>
          </table:table-cell>
          <table:table-cell table:style-name="TableCell117">
            <text:p text:style-name="Standard"/>
          </table:table-cell>
        </table:table-row>
        <table:table-row table:style-name="TableRow118">
          <table:table-cell table:style-name="TableCell119">
            <text:p text:style-name="Standard">e7e8q</text:p>
          </table:table-cell>
          <table:table-cell table:style-name="TableCell120">
            <text:p text:style-name="TableContents">0</text:p>
          </table:table-cell>
          <table:table-cell table:style-name="TableCell121">
            <text:p text:style-name="TableContents">(1,1)</text:p>
          </table:table-cell>
          <table:table-cell table:style-name="TableCell122">
            <text:p text:style-name="Standard"/>
          </table:table-cell>
        </table:table-row>
        <table:table-row table:style-name="TableRow123">
          <table:table-cell table:style-name="TableCell124">
            <text:p text:style-name="Standard">e8f7</text:p>
          </table:table-cell>
          <table:table-cell table:style-name="TableCell125">
            <text:p text:style-name="TableContents">-1</text:p>
          </table:table-cell>
          <table:table-cell table:style-name="TableCell126">
            <text:p text:style-name="TableContents">(0,0)</text:p>
          </table:table-cell>
          <table:table-cell table:style-name="TableCell127">
            <text:p text:style-name="Standard"/>
          </table:table-cell>
        </table:table-row>
        <table:table-row table:style-name="TableRow128">
          <table:table-cell table:style-name="TableCell129">
            <text:p text:style-name="Standard">g1h1</text:p>
          </table:table-cell>
          <table:table-cell table:style-name="TableCell130">
            <text:p text:style-name="TableContents">0</text:p>
          </table:table-cell>
          <table:table-cell table:style-name="TableCell131">
            <text:p text:style-name="TableContents">(0,1)</text:p>
          </table:table-cell>
          <table:table-cell table:style-name="TableCell132">
            <text:p text:style-name="Standard"/>
          </table:table-cell>
        </table:table-row>
        <table:table-row table:style-name="TableRow133">
          <table:table-cell table:style-name="TableCell134">
            <text:p text:style-name="Standard">f7e7</text:p>
          </table:table-cell>
          <table:table-cell table:style-name="TableCell135">
            <text:p text:style-name="TableContents">-1</text:p>
          </table:table-cell>
          <table:table-cell table:style-name="TableCell136">
            <text:p text:style-name="TableContents">(0,0)</text:p>
          </table:table-cell>
          <table:table-cell table:style-name="TableCell137">
            <text:p text:style-name="Standard"/>
          </table:table-cell>
        </table:table-row>
        <table:table-row table:style-name="TableRow138">
          <table:table-cell table:style-name="TableCell139">
            <text:p text:style-name="Standard">e7g7</text:p>
          </table:table-cell>
          <table:table-cell table:style-name="TableCell140">
            <text:p text:style-name="TableContents">0</text:p>
          </table:table-cell>
          <table:table-cell table:style-name="TableCell141">
            <text:p text:style-name="TableContents">(1,1)</text:p>
          </table:table-cell>
          <table:table-cell table:style-name="TableCell142">
            <text:p text:style-name="Standard"/>
          </table:table-cell>
        </table:table-row>
        <table:table-row table:style-name="TableRow143">
          <table:table-cell table:style-name="TableCell144">
            <text:p text:style-name="Standard">h1h2</text:p>
          </table:table-cell>
          <table:table-cell table:style-name="TableCell145">
            <text:p text:style-name="TableContents">0</text:p>
          </table:table-cell>
          <table:table-cell table:style-name="TableCell146">
            <text:p text:style-name="TableContents">(1,1)</text:p>
          </table:table-cell>
          <table:table-cell table:style-name="TableCell147">
            <text:p text:style-name="Standard"/>
          </table:table-cell>
        </table:table-row>
        <table:table-row table:style-name="TableRow148">
          <table:table-cell table:style-name="TableCell149">
            <text:p text:style-name="Standard">g7g4</text:p>
          </table:table-cell>
          <table:table-cell table:style-name="TableCell150">
            <text:p text:style-name="TableContents">0</text:p>
          </table:table-cell>
          <table:table-cell table:style-name="TableCell151">
            <text:p text:style-name="TableContents">(1,1)</text:p>
          </table:table-cell>
          <table:table-cell table:style-name="TableCell152">
            <text:p text:style-name="Standard"/>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L"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Guy Guy</dc:creator>
    <meta:creation-date>2023-01-15T13:53:00Z</meta:creation-date>
    <dc:date>2023-01-23T19:11:00Z</dc:date>
    <meta:template xlink:href="Normal" xlink:type="simple"/>
    <meta:editing-cycles>7</meta:editing-cycles>
    <meta:editing-duration>PT2160S</meta:editing-duration>
    <meta:document-statistic meta:page-count="12" meta:paragraph-count="58" meta:word-count="4347" meta:character-count="29068" meta:row-count="206" meta:non-whitespace-character-count="24779"/>
  </office:meta>
</office:document-meta>
</file>